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865332">
      <style:table-properties style:width="6.0in" table:align="margins"/>
    </style:style>
    <style:style style:family="table-column" style:name="ad44204">
      <style:table-column-properties style:column-width="001.2000in" style:rel-column-width="13107*"/>
    </style:style>
  </office:automatic-styles>
  <office:body>
    <office:spreadsheet>
      <table:table table:name="Sheet1" table:print="false" table:style-name="ta1">
        <table:table-column table:default-cell-style-name="Default" table:style-name="co1"/>
        <table:table-row table:style-name="ro1">
          <table:table-cell/>
        </table:table-row>
      </table:table>
      <table:table table:name="AFTER open refine St Helena Island cemetery records csv" table:style-name="a865332">
        <table:table-column table:number-columns-repeated="5"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column table:number-columns-repeated="1" table:style-name="ad44204"/>
        <table:table-row>
          <table:table-cell office:string-value="prisoner_number" office:value-type="string">
            <text:p>prisoner_number</text:p>
          </table:table-cell>
          <table:table-cell office:string-value="surname" office:value-type="string">
            <text:p>surname</text:p>
          </table:table-cell>
          <table:table-cell office:string-value="christian_name" office:value-type="string">
            <text:p>christian_name</text:p>
          </table:table-cell>
          <table:table-cell office:string-value="middle_name" office:value-type="string">
            <text:p>middle_name</text:p>
          </table:table-cell>
          <table:table-cell office:string-value="alias_surname" office:value-type="string">
            <text:p>alias_surname</text:p>
          </table:table-cell>
          <table:table-cell office:string-value="alias_christian_name" office:value-type="string">
            <text:p>alias_christian_name</text:p>
          </table:table-cell>
          <table:table-cell office:string-value="alias_surname2" office:value-type="string">
            <text:p>alias_surname2</text:p>
          </table:table-cell>
          <table:table-cell office:string-value="ethnicity" office:value-type="string">
            <text:p>ethnicity</text:p>
          </table:table-cell>
          <table:table-cell office:string-value="life_sentence" office:value-type="string">
            <text:p>life_sentence</text:p>
          </table:table-cell>
          <table:table-cell office:string-value="sentence_years" office:value-type="string">
            <text:p>sentence_years</text:p>
          </table:table-cell>
          <table:table-cell office:string-value="sentence_months" office:value-type="string">
            <text:p>sentence_months</text:p>
          </table:table-cell>
          <table:table-cell office:string-value="where_tried" office:value-type="string">
            <text:p>where_tried</text:p>
          </table:table-cell>
          <table:table-cell office:string-value="crime" office:value-type="string">
            <text:p>crime</text:p>
          </table:table-cell>
          <table:table-cell office:string-value="death_year" office:value-type="string">
            <text:p>death_year</text:p>
          </table:table-cell>
          <table:table-cell office:string-value="death_month" office:value-type="string">
            <text:p>death_month</text:p>
          </table:table-cell>
          <table:table-cell office:string-value="death_day" office:value-type="string">
            <text:p>death_day</text:p>
          </table:table-cell>
          <table:table-cell office:string-value="Queensland_birth_death_marriages_record_of_death" office:value-type="string">
            <text:p>Queensland_birth_death_marriages_record_of_death</text:p>
          </table:table-cell>
          <table:table-cell office:string-value="digtal_archive_file" office:value-type="string">
            <text:p>digtal_archive_file</text:p>
          </table:table-cell>
          <table:table-cell office:string-value="source" office:value-type="string">
            <text:p>source</text:p>
          </table:table-cell>
          <table:table-cell office:string-value="inquest_and_burial_source" office:value-type="string">
            <text:p>inquest_and_burial_source</text:p>
          </table:table-cell>
          <table:table-cell office:string-value="cause_of_death" office:value-type="string">
            <text:p>cause_of_death</text:p>
          </table:table-cell>
          <table:table-cell office:string-value="source2" office:value-type="string">
            <text:p>source2</text:p>
          </table:table-cell>
        </table:table-row>
        <table:table-row>
          <table:table-cell office:value="139.0" office:value-type="float">
            <text:p>139.0</text:p>
          </table:table-cell>
          <table:table-cell office:string-value="Loder" office:value-type="string">
            <text:p>Loder</text:p>
          </table:table-cell>
          <table:table-cell office:string-value="John" office:value-type="string">
            <text:p>Joh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Irish" office:value-type="string">
            <text:p>Irish</text:p>
          </table:table-cell>
          <table:table-cell office:string-value="na" office:value-type="string">
            <text:p>na</text:p>
          </table:table-cell>
          <table:table-cell office:value="7.0" office:value-type="float">
            <text:p>7.0</text:p>
          </table:table-cell>
          <table:table-cell office:value="0.0" office:value-type="float">
            <text:p>0.0</text:p>
          </table:table-cell>
          <table:table-cell office:string-value="Dalby" office:value-type="string">
            <text:p>Dalby</text:p>
          </table:table-cell>
          <table:table-cell office:string-value="horse stealing" office:value-type="string">
            <text:p>horse stealing</text:p>
          </table:table-cell>
          <table:table-cell office:value="1870.0" office:value-type="float">
            <text:p>1870.0</text:p>
          </table:table-cell>
          <table:table-cell office:string-value="November" office:value-type="string">
            <text:p>November</text:p>
          </table:table-cell>
          <table:table-cell office:value="3.0" office:value-type="float">
            <text:p>3.0</text:p>
          </table:table-cell>
          <table:table-cell office:string-value="Registration details: 1870/B/6521" office:value-type="string">
            <text:p>Registration details: 1870/B/6521</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https://www.archivessearch.qld.gov.au/items/ITM2722068" office:value-type="string">
            <text:p>https://www.archivessearch.qld.gov.au/items/ITM2722068</text:p>
          </table:table-cell>
          <table:table-cell office:string-value="gastric dyspepsia and general debility" office:value-type="string">
            <text:p>gastric dyspepsia and general debilit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05.0" office:value-type="float">
            <text:p>205.0</text:p>
          </table:table-cell>
          <table:table-cell office:string-value="Herrlick" office:value-type="string">
            <text:p>Herrlick</text:p>
          </table:table-cell>
          <table:table-cell office:string-value="John" office:value-type="string">
            <text:p>John</text:p>
          </table:table-cell>
          <table:table-cell office:string-value="Alexander" office:value-type="string">
            <text:p>Alexander</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German" office:value-type="string">
            <text:p>German</text:p>
          </table:table-cell>
          <table:table-cell office:string-value="na" office:value-type="string">
            <text:p>na</text:p>
          </table:table-cell>
          <table:table-cell office:value="15.0" office:value-type="float">
            <text:p>15.0</text:p>
          </table:table-cell>
          <table:table-cell office:value="0.0" office:value-type="float">
            <text:p>0.0</text:p>
          </table:table-cell>
          <table:table-cell office:string-value="Toowoomba" office:value-type="string">
            <text:p>Toowoomba</text:p>
          </table:table-cell>
          <table:table-cell office:string-value="manslaughter" office:value-type="string">
            <text:p>manslaughter</text:p>
          </table:table-cell>
          <table:table-cell office:value="1875.0" office:value-type="float">
            <text:p>1875.0</text:p>
          </table:table-cell>
          <table:table-cell office:string-value="March" office:value-type="string">
            <text:p>March</text:p>
          </table:table-cell>
          <table:table-cell office:value="24.0" office:value-type="float">
            <text:p>24.0</text:p>
          </table:table-cell>
          <table:table-cell office:string-value="na" office:value-type="string">
            <text:p>na</text:p>
          </table:table-cell>
          <table:table-cell office:string-value="https://www.archivessearch.qld.gov.au/api/download_file/DR56516" office:value-type="string">
            <text:p>https://www.archivessearch.qld.gov.au/api/download_file/DR56516</text:p>
          </table:table-cell>
          <table:table-cell office:string-value="https://www.archivessearch.qld.gov.au/items/ITM92280" office:value-type="string">
            <text:p>https://www.archivessearch.qld.gov.au/items/ITM92280</text:p>
          </table:table-cell>
          <table:table-cell office:string-value="https://www.archivessearch.qld.gov.au/items/ITM2723358" office:value-type="string">
            <text:p>https://www.archivessearch.qld.gov.au/items/ITM2723358</text:p>
          </table:table-cell>
          <table:table-cell office:string-value="senile decay" office:value-type="string">
            <text:p>senile deca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98.0" office:value-type="float">
            <text:p>298.0</text:p>
          </table:table-cell>
          <table:table-cell office:string-value="Sackington" office:value-type="string">
            <text:p>Sackingto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outh Sea Islander" office:value-type="string">
            <text:p>South Sea Islander</text:p>
          </table:table-cell>
          <table:table-cell office:string-value="na" office:value-type="string">
            <text:p>na</text:p>
          </table:table-cell>
          <table:table-cell office:value="0.0" office:value-type="float">
            <text:p>0.0</text:p>
          </table:table-cell>
          <table:table-cell office:value="2.0" office:value-type="float">
            <text:p>2.0</text:p>
          </table:table-cell>
          <table:table-cell office:string-value="Brisbane" office:value-type="string">
            <text:p>Brisbane</text:p>
          </table:table-cell>
          <table:table-cell office:string-value="assault" office:value-type="string">
            <text:p>assault</text:p>
          </table:table-cell>
          <table:table-cell office:value="1871.0" office:value-type="float">
            <text:p>1871.0</text:p>
          </table:table-cell>
          <table:table-cell office:string-value="September" office:value-type="string">
            <text:p>September</text:p>
          </table:table-cell>
          <table:table-cell office:value="4.0" office:value-type="float">
            <text:p>4.0</text:p>
          </table:table-cell>
          <table:table-cell office:string-value="Registration details: 1871/B/6951" office:value-type="string">
            <text:p>Registration details: 1871/B/6951</text:p>
          </table:table-cell>
          <table:table-cell office:string-value="https://www.archivessearch.qld.gov.au/api/download_file/DR56516" office:value-type="string">
            <text:p>https://www.archivessearch.qld.gov.au/api/download_file/DR56516</text:p>
          </table:table-cell>
          <table:table-cell office:string-value="http://www.archivessearch.qld.gov.au/Search/Item92280" office:value-type="string">
            <text:p>http://www.archivessearch.qld.gov.au/Search/Item92280</text:p>
          </table:table-cell>
          <table:table-cell office:string-value="na" office:value-type="string">
            <text:p>na</text:p>
          </table:table-cell>
          <table:table-cell office:string-value="consumption" office:value-type="string">
            <text:p>consump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79.0" office:value-type="float">
            <text:p>379.0</text:p>
          </table:table-cell>
          <table:table-cell office:string-value="Chick" office:value-type="string">
            <text:p>Chick</text:p>
          </table:table-cell>
          <table:table-cell office:string-value="John" office:value-type="string">
            <text:p>Joh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15.0" office:value-type="float">
            <text:p>15.0</text:p>
          </table:table-cell>
          <table:table-cell office:value="0.0" office:value-type="float">
            <text:p>0.0</text:p>
          </table:table-cell>
          <table:table-cell office:string-value="Toowoomba" office:value-type="string">
            <text:p>Toowoomba</text:p>
          </table:table-cell>
          <table:table-cell office:string-value="manslaughter" office:value-type="string">
            <text:p>manslaughter</text:p>
          </table:table-cell>
          <table:table-cell office:value="1874.0" office:value-type="float">
            <text:p>1874.0</text:p>
          </table:table-cell>
          <table:table-cell office:string-value="December" office:value-type="string">
            <text:p>December</text:p>
          </table:table-cell>
          <table:table-cell office:value="6.0" office:value-type="float">
            <text:p>6.0</text:p>
          </table:table-cell>
          <table:table-cell office:string-value="Registration details: 1874/B/8955" office:value-type="string">
            <text:p>Registration details: 1874/B/8955</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https://www.archivessearch.qld.gov.au/items/ITM2723189" office:value-type="string">
            <text:p>https://www.archivessearch.qld.gov.au/items/ITM2723189</text:p>
          </table:table-cell>
          <table:table-cell office:string-value="disease of the heart" office:value-type="string">
            <text:p>disease of the heart</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22.0" office:value-type="float">
            <text:p>422.0</text:p>
          </table:table-cell>
          <table:table-cell office:string-value="Wyndham" office:value-type="string">
            <text:p>Wyndham</text:p>
          </table:table-cell>
          <table:table-cell office:string-value="John" office:value-type="string">
            <text:p>John</text:p>
          </table:table-cell>
          <table:table-cell office:string-value="Charles" office:value-type="string">
            <text:p>Charles</text:p>
          </table:table-cell>
          <table:table-cell office:string-value="Ross" office:value-type="string">
            <text:p>Ross</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Townsville" office:value-type="string">
            <text:p>Townsville</text:p>
          </table:table-cell>
          <table:table-cell office:string-value="forgery and uttering" office:value-type="string">
            <text:p>forgery and uttering</text:p>
          </table:table-cell>
          <table:table-cell office:value="1875.0" office:value-type="float">
            <text:p>1875.0</text:p>
          </table:table-cell>
          <table:table-cell office:string-value="May" office:value-type="string">
            <text:p>May</text:p>
          </table:table-cell>
          <table:table-cell office:value="11.0" office:value-type="float">
            <text:p>11.0</text:p>
          </table:table-cell>
          <table:table-cell office:string-value="Registration details: 1875/B/9436" office:value-type="string">
            <text:p>Registration details: 1875/B/9436</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https://www.archivessearch.qld.gov.au/items/ITM2723432" office:value-type="string">
            <text:p>https://www.archivessearch.qld.gov.au/items/ITM2723432</text:p>
          </table:table-cell>
          <table:table-cell office:string-value="supposed spasm of the heart" office:value-type="string">
            <text:p>supposed spasm of the heart</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75.0" office:value-type="float">
            <text:p>475.0</text:p>
          </table:table-cell>
          <table:table-cell office:string-value="Moss" office:value-type="string">
            <text:p>Moss</text:p>
          </table:table-cell>
          <table:table-cell office:string-value="Valentine" office:value-type="string">
            <text:p>Valentine</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German" office:value-type="string">
            <text:p>German</text:p>
          </table:table-cell>
          <table:table-cell office:string-value="na" office:value-type="string">
            <text:p>na</text:p>
          </table:table-cell>
          <table:table-cell office:value="0.0" office:value-type="float">
            <text:p>0.0</text:p>
          </table:table-cell>
          <table:table-cell office:value="18.0" office:value-type="float">
            <text:p>18.0</text:p>
          </table:table-cell>
          <table:table-cell office:string-value="Stanthorpe" office:value-type="string">
            <text:p>Stanthorpe</text:p>
          </table:table-cell>
          <table:table-cell office:string-value="larceny" office:value-type="string">
            <text:p>larceny</text:p>
          </table:table-cell>
          <table:table-cell office:value="1874.0" office:value-type="float">
            <text:p>1874.0</text:p>
          </table:table-cell>
          <table:table-cell office:string-value="March" office:value-type="string">
            <text:p>March</text:p>
          </table:table-cell>
          <table:table-cell office:value="6.0" office:value-type="float">
            <text:p>6.0</text:p>
          </table:table-cell>
          <table:table-cell office:string-value="Registration details: 1874/B/8346" office:value-type="string">
            <text:p>Registration details: 1874/B/8346</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https://www.archivessearch.qld.gov.au/items/ITM2722925" office:value-type="string">
            <text:p>https://www.archivessearch.qld.gov.au/items/ITM2722925</text:p>
          </table:table-cell>
          <table:table-cell office:string-value="supposed rupture of an aneurism or angina pectoris" office:value-type="string">
            <text:p>supposed rupture of an aneurism or angina pectori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509.0" office:value-type="float">
            <text:p>509.0</text:p>
          </table:table-cell>
          <table:table-cell office:string-value="Jones" office:value-type="string">
            <text:p>Jones</text:p>
          </table:table-cell>
          <table:table-cell office:string-value="John" office:value-type="string">
            <text:p>John</text:p>
          </table:table-cell>
          <table:table-cell office:string-value="na" office:value-type="string">
            <text:p>na</text:p>
          </table:table-cell>
          <table:table-cell office:string-value="Madden" office:value-type="string">
            <text:p>Madden</text:p>
          </table:table-cell>
          <table:table-cell office:string-value="na" office:value-type="string">
            <text:p>na</text:p>
          </table:table-cell>
          <table:table-cell office:string-value="Kavenagh" office:value-type="string">
            <text:p>Kavenagh</text:p>
          </table:table-cell>
          <table:table-cell office:string-value="Irish" office:value-type="string">
            <text:p>Irish</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Stanthorpe" office:value-type="string">
            <text:p>Stanthorpe</text:p>
          </table:table-cell>
          <table:table-cell office:string-value="larceny in a dwelling" office:value-type="string">
            <text:p>larceny in a dwelling</text:p>
          </table:table-cell>
          <table:table-cell office:value="1874.0" office:value-type="float">
            <text:p>1874.0</text:p>
          </table:table-cell>
          <table:table-cell office:string-value="July" office:value-type="string">
            <text:p>July</text:p>
          </table:table-cell>
          <table:table-cell office:value="13.0" office:value-type="float">
            <text:p>13.0</text:p>
          </table:table-cell>
          <table:table-cell office:string-value="na" office:value-type="string">
            <text:p>na</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https://www.archivessearch.qld.gov.au/items/ITM2723056" office:value-type="string">
            <text:p>https://www.archivessearch.qld.gov.au/items/ITM2723056</text:p>
          </table:table-cell>
          <table:table-cell office:string-value="dysentery and ulceration of bowels" office:value-type="string">
            <text:p>dysentery and ulceration of bowel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574.0" office:value-type="float">
            <text:p>574.0</text:p>
          </table:table-cell>
          <table:table-cell office:string-value="Tidy" office:value-type="string">
            <text:p>Tidy</text:p>
          </table:table-cell>
          <table:table-cell office:string-value="Richard" office:value-type="string">
            <text:p>Richard</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2.0" office:value-type="float">
            <text:p>2.0</text:p>
          </table:table-cell>
          <table:table-cell office:value="0.0" office:value-type="float">
            <text:p>0.0</text:p>
          </table:table-cell>
          <table:table-cell office:string-value="Rockhampton" office:value-type="string">
            <text:p>Rockhampton</text:p>
          </table:table-cell>
          <table:table-cell office:string-value="embezzlement" office:value-type="string">
            <text:p>embezzlement</text:p>
          </table:table-cell>
          <table:table-cell office:value="1874.0" office:value-type="float">
            <text:p>1874.0</text:p>
          </table:table-cell>
          <table:table-cell office:string-value="June" office:value-type="string">
            <text:p>June</text:p>
          </table:table-cell>
          <table:table-cell office:value="12.0" office:value-type="float">
            <text:p>12.0</text:p>
          </table:table-cell>
          <table:table-cell office:string-value="Registration details: 1874/B/8579" office:value-type="string">
            <text:p>Registration details: 1874/B/8579</text:p>
          </table:table-cell>
          <table:table-cell office:string-value="https://www.archivessearch.qld.gov.au/api/download_file/DR56516" office:value-type="string">
            <text:p>https://www.archivessearch.qld.gov.au/api/download_file/DR56516</text:p>
          </table:table-cell>
          <table:table-cell office:string-value="http://www.archivessearch.qld.gov.au/Search/Item92280" office:value-type="string">
            <text:p>http://www.archivessearch.qld.gov.au/Search/Item92280</text:p>
          </table:table-cell>
          <table:table-cell office:string-value="https://www.archivessearch.qld.gov.au/items/ITM2723032" office:value-type="string">
            <text:p>https://www.archivessearch.qld.gov.au/items/ITM2723032</text:p>
          </table:table-cell>
          <table:table-cell office:string-value="typhus fever" office:value-type="string">
            <text:p>typhus fever</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646.0" office:value-type="float">
            <text:p>646.0</text:p>
          </table:table-cell>
          <table:table-cell office:string-value="Harrison" office:value-type="string">
            <text:p>Harrison</text:p>
          </table:table-cell>
          <table:table-cell office:string-value="William" office:value-type="string">
            <text:p>William</text:p>
          </table:table-cell>
          <table:table-cell office:string-value="na" office:value-type="string">
            <text:p>na</text:p>
          </table:table-cell>
          <table:table-cell office:string-value="Grant" office:value-type="string">
            <text:p>Grant</text:p>
          </table:table-cell>
          <table:table-cell office:string-value="James" office:value-type="string">
            <text:p>James</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0.0" office:value-type="float">
            <text:p>0.0</text:p>
          </table:table-cell>
          <table:table-cell office:value="18.0" office:value-type="float">
            <text:p>18.0</text:p>
          </table:table-cell>
          <table:table-cell office:string-value="Cleremont" office:value-type="string">
            <text:p>Cleremont</text:p>
          </table:table-cell>
          <table:table-cell office:string-value="uttering and forgery" office:value-type="string">
            <text:p>uttering and forgery</text:p>
          </table:table-cell>
          <table:table-cell office:value="1875.0" office:value-type="float">
            <text:p>1875.0</text:p>
          </table:table-cell>
          <table:table-cell office:string-value="July" office:value-type="string">
            <text:p>July</text:p>
          </table:table-cell>
          <table:table-cell office:value="6.0" office:value-type="float">
            <text:p>6.0</text:p>
          </table:table-cell>
          <table:table-cell office:string-value="Registration details: 1875/B/9797" office:value-type="string">
            <text:p>Registration details: 1875/B/9797</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dysenteric fever coupled with congestion and ulceration of intestines" office:value-type="string">
            <text:p>dysenteric fever coupled with congestion and ulceration of intestine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754.0" office:value-type="float">
            <text:p>754.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0.0" office:value-type="float">
            <text:p>0.0</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value="0.0" office:value-type="float">
            <text:p>0.0</text:p>
          </table:table-cell>
          <table:table-cell office:string-value="na" office:value-type="string">
            <text:p>na</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row>
        <table:table-row>
          <table:table-cell office:value="811.0" office:value-type="float">
            <text:p>811.0</text:p>
          </table:table-cell>
          <table:table-cell office:string-value="Wilson" office:value-type="string">
            <text:p>Wilson</text:p>
          </table:table-cell>
          <table:table-cell office:string-value="John" office:value-type="string">
            <text:p>John</text:p>
          </table:table-cell>
          <table:table-cell office:string-value="na" office:value-type="string">
            <text:p>na</text:p>
          </table:table-cell>
          <table:table-cell office:string-value="Russell" office:value-type="string">
            <text:p>Russell</text:p>
          </table:table-cell>
          <table:table-cell office:string-value="na" office:value-type="string">
            <text:p>na</text:p>
          </table:table-cell>
          <table:table-cell office:string-value="McFarlane" office:value-type="string">
            <text:p>McFarlane</text:p>
          </table:table-cell>
          <table:table-cell office:string-value="Irish" office:value-type="string">
            <text:p>Irish</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Brisbane" office:value-type="string">
            <text:p>Brisbane</text:p>
          </table:table-cell>
          <table:table-cell office:string-value="larceny" office:value-type="string">
            <text:p>larceny</text:p>
          </table:table-cell>
          <table:table-cell office:value="1876.0" office:value-type="float">
            <text:p>1876.0</text:p>
          </table:table-cell>
          <table:table-cell office:string-value="June" office:value-type="string">
            <text:p>June</text:p>
          </table:table-cell>
          <table:table-cell office:value="15.0" office:value-type="float">
            <text:p>15.0</text:p>
          </table:table-cell>
          <table:table-cell office:string-value="na" office:value-type="string">
            <text:p>na</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chronic disease of the viscera of the chest resulting in dropsy" office:value-type="string">
            <text:p>chronic disease of the viscera of the chest resulting in drops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816.0" office:value-type="float">
            <text:p>816.0</text:p>
          </table:table-cell>
          <table:table-cell office:string-value="na" office:value-type="string">
            <text:p>na</text:p>
          </table:table-cell>
          <table:table-cell office:string-value="Johnny" office:value-type="string">
            <text:p>Johnn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2.0" office:value-type="float">
            <text:p>2.0</text:p>
          </table:table-cell>
          <table:table-cell office:value="0.0" office:value-type="float">
            <text:p>0.0</text:p>
          </table:table-cell>
          <table:table-cell office:string-value="Toowoomba" office:value-type="string">
            <text:p>Toowoomba</text:p>
          </table:table-cell>
          <table:table-cell office:string-value="assault with intent to commit a rape" office:value-type="string">
            <text:p>assault with intent to commit a rape</text:p>
          </table:table-cell>
          <table:table-cell office:value="1876.0" office:value-type="float">
            <text:p>1876.0</text:p>
          </table:table-cell>
          <table:table-cell office:string-value="September" office:value-type="string">
            <text:p>September</text:p>
          </table:table-cell>
          <table:table-cell office:value="12.0" office:value-type="float">
            <text:p>12.0</text:p>
          </table:table-cell>
          <table:table-cell office:string-value="na" office:value-type="string">
            <text:p>na</text:p>
          </table:table-cell>
          <table:table-cell office:string-value="https://www.archivessearch.qld.gov.au/api/download_file/DR56511" office:value-type="string">
            <text:p>https://www.archivessearch.qld.gov.au/api/download_file/DR56511</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unknown" office:value-type="string">
            <text:p>unknow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344.0" office:value-type="float">
            <text:p>1344.0</text:p>
          </table:table-cell>
          <table:table-cell office:string-value="Lover" office:value-type="string">
            <text:p>Lover</text:p>
          </table:table-cell>
          <table:table-cell office:string-value="Samuel" office:value-type="string">
            <text:p>Samuel</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merican" office:value-type="string">
            <text:p>American</text:p>
          </table:table-cell>
          <table:table-cell office:string-value="life" office:value-type="string">
            <text:p>life</text:p>
          </table:table-cell>
          <table:table-cell office:value="0.0" office:value-type="float">
            <text:p>0.0</text:p>
          </table:table-cell>
          <table:table-cell office:value="0.0" office:value-type="float">
            <text:p>0.0</text:p>
          </table:table-cell>
          <table:table-cell office:string-value="Cooktown" office:value-type="string">
            <text:p>Cooktown</text:p>
          </table:table-cell>
          <table:table-cell office:string-value="murder" office:value-type="string">
            <text:p>murder</text:p>
          </table:table-cell>
          <table:table-cell office:value="1889.0" office:value-type="float">
            <text:p>1889.0</text:p>
          </table:table-cell>
          <table:table-cell office:string-value="April" office:value-type="string">
            <text:p>April</text:p>
          </table:table-cell>
          <table:table-cell office:value="5.0" office:value-type="float">
            <text:p>5.0</text:p>
          </table:table-cell>
          <table:table-cell office:string-value="Registration details: 1889/C/3536" office:value-type="string">
            <text:p>Registration details: 1889/C/3536</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https://www.archivessearch.qld.gov.au/items/ITM2729740" office:value-type="string">
            <text:p>https://www.archivessearch.qld.gov.au/items/ITM2729740</text:p>
          </table:table-cell>
          <table:table-cell office:string-value="brights disease" office:value-type="string">
            <text:p>brights diseas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509.0" office:value-type="float">
            <text:p>1509.0</text:p>
          </table:table-cell>
          <table:table-cell office:string-value="na" office:value-type="string">
            <text:p>na</text:p>
          </table:table-cell>
          <table:table-cell office:string-value="Sandy" office:value-type="string">
            <text:p>Sandy</text:p>
          </table:table-cell>
          <table:table-cell office:string-value="na" office:value-type="string">
            <text:p>na</text:p>
          </table:table-cell>
          <table:table-cell office:string-value="Dandine" office:value-type="string">
            <text:p>Dandine</text:p>
          </table:table-cell>
          <table:table-cell office:string-value="na" office:value-type="string">
            <text:p>na</text:p>
          </table:table-cell>
          <table:table-cell office:string-value="Die Die" office:value-type="string">
            <text:p>Die Die</text:p>
          </table:table-cell>
          <table:table-cell office:string-value="na" office:value-type="string">
            <text:p>na</text:p>
          </table:table-cell>
          <table:table-cell office:string-value="life" office:value-type="string">
            <text:p>life</text:p>
          </table:table-cell>
          <table:table-cell office:value="0.0" office:value-type="float">
            <text:p>0.0</text:p>
          </table:table-cell>
          <table:table-cell office:value="0.0" office:value-type="float">
            <text:p>0.0</text:p>
          </table:table-cell>
          <table:table-cell office:string-value="Maryborough" office:value-type="string">
            <text:p>Maryborough</text:p>
          </table:table-cell>
          <table:table-cell office:string-value="rape" office:value-type="string">
            <text:p>rape</text:p>
          </table:table-cell>
          <table:table-cell office:value="1880.0" office:value-type="float">
            <text:p>1880.0</text:p>
          </table:table-cell>
          <table:table-cell office:string-value="May" office:value-type="string">
            <text:p>May</text:p>
          </table:table-cell>
          <table:table-cell office:value="10.0" office:value-type="float">
            <text:p>10.0</text:p>
          </table:table-cell>
          <table:table-cell office:string-value="na" office:value-type="string">
            <text:p>na</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pneumonia" office:value-type="string">
            <text:p>pneumonia</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510.0" office:value-type="float">
            <text:p>1510.0</text:p>
          </table:table-cell>
          <table:table-cell office:string-value="na" office:value-type="string">
            <text:p>na</text:p>
          </table:table-cell>
          <table:table-cell office:string-value="Paddy" office:value-type="string">
            <text:p>Padd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Townsville" office:value-type="string">
            <text:p>Townsville</text:p>
          </table:table-cell>
          <table:table-cell office:string-value="rape" office:value-type="string">
            <text:p>rape</text:p>
          </table:table-cell>
          <table:table-cell office:value="1881.0" office:value-type="float">
            <text:p>1881.0</text:p>
          </table:table-cell>
          <table:table-cell office:string-value="September" office:value-type="string">
            <text:p>September</text:p>
          </table:table-cell>
          <table:table-cell office:value="4.0" office:value-type="float">
            <text:p>4.0</text:p>
          </table:table-cell>
          <table:table-cell office:string-value="na" office:value-type="string">
            <text:p>na</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phthisis and tuberculosis" office:value-type="string">
            <text:p>phthisis and tuberculosi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514.0" office:value-type="float">
            <text:p>1514.0</text:p>
          </table:table-cell>
          <table:table-cell office:string-value="na" office:value-type="string">
            <text:p>na</text:p>
          </table:table-cell>
          <table:table-cell office:string-value="Jackey" office:value-type="string">
            <text:p>Jacke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15.0" office:value-type="float">
            <text:p>15.0</text:p>
          </table:table-cell>
          <table:table-cell office:value="0.0" office:value-type="float">
            <text:p>0.0</text:p>
          </table:table-cell>
          <table:table-cell office:string-value="Townsville" office:value-type="string">
            <text:p>Townsville</text:p>
          </table:table-cell>
          <table:table-cell office:string-value="murder" office:value-type="string">
            <text:p>murder</text:p>
          </table:table-cell>
          <table:table-cell office:value="1884.0" office:value-type="float">
            <text:p>1884.0</text:p>
          </table:table-cell>
          <table:table-cell office:string-value="November" office:value-type="string">
            <text:p>November</text:p>
          </table:table-cell>
          <table:table-cell office:value="7.0" office:value-type="float">
            <text:p>7.0</text:p>
          </table:table-cell>
          <table:table-cell office:string-value="na" office:value-type="string">
            <text:p>na</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phthisis" office:value-type="string">
            <text:p>phthisi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521.0" office:value-type="float">
            <text:p>1521.0</text:p>
          </table:table-cell>
          <table:table-cell office:string-value="na" office:value-type="string">
            <text:p>na</text:p>
          </table:table-cell>
          <table:table-cell office:string-value="Jackey" office:value-type="string">
            <text:p>Jacke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Roma" office:value-type="string">
            <text:p>Roma</text:p>
          </table:table-cell>
          <table:table-cell office:string-value="robbery by force" office:value-type="string">
            <text:p>robbery by force</text:p>
          </table:table-cell>
          <table:table-cell office:value="1882.0" office:value-type="float">
            <text:p>1882.0</text:p>
          </table:table-cell>
          <table:table-cell office:string-value="August" office:value-type="string">
            <text:p>August</text:p>
          </table:table-cell>
          <table:table-cell office:value="25.0" office:value-type="float">
            <text:p>25.0</text:p>
          </table:table-cell>
          <table:table-cell office:string-value="na" office:value-type="string">
            <text:p>na</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unknown" office:value-type="string">
            <text:p>unknow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533.0" office:value-type="float">
            <text:p>1533.0</text:p>
          </table:table-cell>
          <table:table-cell office:string-value="na" office:value-type="string">
            <text:p>na</text:p>
          </table:table-cell>
          <table:table-cell office:string-value="George" office:value-type="string">
            <text:p>George</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Fijian" office:value-type="string">
            <text:p>Fijian</text:p>
          </table:table-cell>
          <table:table-cell office:string-value="na" office:value-type="string">
            <text:p>na</text:p>
          </table:table-cell>
          <table:table-cell office:value="7.0" office:value-type="float">
            <text:p>7.0</text:p>
          </table:table-cell>
          <table:table-cell office:value="0.0" office:value-type="float">
            <text:p>0.0</text:p>
          </table:table-cell>
          <table:table-cell office:string-value="Bowen" office:value-type="string">
            <text:p>Bowen</text:p>
          </table:table-cell>
          <table:table-cell office:string-value="attempt to commit a rape" office:value-type="string">
            <text:p>attempt to commit a rape</text:p>
          </table:table-cell>
          <table:table-cell office:value="1884.0" office:value-type="float">
            <text:p>1884.0</text:p>
          </table:table-cell>
          <table:table-cell office:string-value="March" office:value-type="string">
            <text:p>March</text:p>
          </table:table-cell>
          <table:table-cell office:value="13.0" office:value-type="float">
            <text:p>13.0</text:p>
          </table:table-cell>
          <table:table-cell office:string-value="Registration details: 1884/C/4104" office:value-type="string">
            <text:p>Registration details: 1884/C/4104</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phthisis and tuberculosis" office:value-type="string">
            <text:p>phthisis and tuberculosi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545.0" office:value-type="float">
            <text:p>1545.0</text:p>
          </table:table-cell>
          <table:table-cell office:string-value="Hayes" office:value-type="string">
            <text:p>Hayes</text:p>
          </table:table-cell>
          <table:table-cell office:string-value="John" office:value-type="string">
            <text:p>Joh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Irish" office:value-type="string">
            <text:p>Irish</text:p>
          </table:table-cell>
          <table:table-cell office:string-value="na" office:value-type="string">
            <text:p>na</text:p>
          </table:table-cell>
          <table:table-cell office:value="10.0" office:value-type="float">
            <text:p>10.0</text:p>
          </table:table-cell>
          <table:table-cell office:value="0.0" office:value-type="float">
            <text:p>0.0</text:p>
          </table:table-cell>
          <table:table-cell office:string-value="Toowoomba" office:value-type="string">
            <text:p>Toowoomba</text:p>
          </table:table-cell>
          <table:table-cell office:string-value="manslaughter" office:value-type="string">
            <text:p>manslaughter</text:p>
          </table:table-cell>
          <table:table-cell office:value="1881.0" office:value-type="float">
            <text:p>1881.0</text:p>
          </table:table-cell>
          <table:table-cell office:string-value="October" office:value-type="string">
            <text:p>October</text:p>
          </table:table-cell>
          <table:table-cell office:value="18.0" office:value-type="float">
            <text:p>18.0</text:p>
          </table:table-cell>
          <table:table-cell office:string-value="Registration details: 1881/C/1933" office:value-type="string">
            <text:p>Registration details: 1881/C/1933</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https://www.archivessearch.qld.gov.au/items/ITM2725548" office:value-type="string">
            <text:p>https://www.archivessearch.qld.gov.au/items/ITM2725548</text:p>
          </table:table-cell>
          <table:table-cell office:string-value="drowned in water tank a probable suicide" office:value-type="string">
            <text:p>drowned in water tank a probable suicid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634.0" office:value-type="float">
            <text:p>1634.0</text:p>
          </table:table-cell>
          <table:table-cell office:string-value="McGoldrick" office:value-type="string">
            <text:p>McGoldrick</text:p>
          </table:table-cell>
          <table:table-cell office:string-value="Samuel" office:value-type="string">
            <text:p>Samuel</text:p>
          </table:table-cell>
          <table:table-cell office:string-value="Henry" office:value-type="string">
            <text:p>Henr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14.0" office:value-type="float">
            <text:p>14.0</text:p>
          </table:table-cell>
          <table:table-cell office:value="0.0" office:value-type="float">
            <text:p>0.0</text:p>
          </table:table-cell>
          <table:table-cell office:string-value="Brisbane" office:value-type="string">
            <text:p>Brisbane</text:p>
          </table:table-cell>
          <table:table-cell office:string-value="wounding with intent to do grievous bodily harm" office:value-type="string">
            <text:p>wounding with intent to do grievous bodily harm</text:p>
          </table:table-cell>
          <table:table-cell office:value="1891.0" office:value-type="float">
            <text:p>1891.0</text:p>
          </table:table-cell>
          <table:table-cell office:string-value="August" office:value-type="string">
            <text:p>August</text:p>
          </table:table-cell>
          <table:table-cell office:value="22.0" office:value-type="float">
            <text:p>22.0</text:p>
          </table:table-cell>
          <table:table-cell office:string-value="Registration details: 1891/C/3450" office:value-type="string">
            <text:p>Registration details: 1891/C/3450</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https://www.archivessearch.qld.gov.au/items/ITM2731103" office:value-type="string">
            <text:p>https://www.archivessearch.qld.gov.au/items/ITM2731103</text:p>
          </table:table-cell>
          <table:table-cell office:string-value="na" office:value-type="string">
            <text:p>na</text:p>
          </table:table-cell>
          <table:table-cell office:string-value="na" office:value-type="string">
            <text:p>na</text:p>
          </table:table-cell>
        </table:table-row>
        <table:table-row>
          <table:table-cell office:value="1767.0" office:value-type="float">
            <text:p>1767.0</text:p>
          </table:table-cell>
          <table:table-cell office:string-value="Fook" office:value-type="string">
            <text:p>Fook</text:p>
          </table:table-cell>
          <table:table-cell office:string-value="Gang" office:value-type="string">
            <text:p>Gang</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Chinese" office:value-type="string">
            <text:p>Chinese</text:p>
          </table:table-cell>
          <table:table-cell office:string-value="na" office:value-type="string">
            <text:p>na</text:p>
          </table:table-cell>
          <table:table-cell office:value="0.0" office:value-type="float">
            <text:p>0.0</text:p>
          </table:table-cell>
          <table:table-cell office:value="21.0" office:value-type="float">
            <text:p>21.0</text:p>
          </table:table-cell>
          <table:table-cell office:string-value="Cooktown" office:value-type="string">
            <text:p>Cooktown</text:p>
          </table:table-cell>
          <table:table-cell office:string-value="larceny" office:value-type="string">
            <text:p>larceny</text:p>
          </table:table-cell>
          <table:table-cell office:value="1881.0" office:value-type="float">
            <text:p>1881.0</text:p>
          </table:table-cell>
          <table:table-cell office:string-value="February" office:value-type="string">
            <text:p>February</text:p>
          </table:table-cell>
          <table:table-cell office:value="9.0" office:value-type="float">
            <text:p>9.0</text:p>
          </table:table-cell>
          <table:table-cell office:string-value="Registration details: 1881/C/1870" office:value-type="string">
            <text:p>Registration details: 1881/C/1870</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valvula heart disease" office:value-type="string">
            <text:p>valvula heart diseas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1896.0" office:value-type="float">
            <text:p>1896.0</text:p>
          </table:table-cell>
          <table:table-cell office:string-value="Keneally" office:value-type="string">
            <text:p>Keneally</text:p>
          </table:table-cell>
          <table:table-cell office:string-value="Arthur" office:value-type="string">
            <text:p>Arthur</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0.0" office:value-type="float">
            <text:p>0.0</text:p>
          </table:table-cell>
          <table:table-cell office:value="18.0" office:value-type="float">
            <text:p>18.0</text:p>
          </table:table-cell>
          <table:table-cell office:string-value="Brisbane" office:value-type="string">
            <text:p>Brisbane</text:p>
          </table:table-cell>
          <table:table-cell office:string-value="forgery" office:value-type="string">
            <text:p>forgery</text:p>
          </table:table-cell>
          <table:table-cell office:value="1882.0" office:value-type="float">
            <text:p>1882.0</text:p>
          </table:table-cell>
          <table:table-cell office:string-value="March" office:value-type="string">
            <text:p>March</text:p>
          </table:table-cell>
          <table:table-cell office:value="12.0" office:value-type="float">
            <text:p>12.0</text:p>
          </table:table-cell>
          <table:table-cell office:string-value="Registration details: 1882/C/2469" office:value-type="string">
            <text:p>Registration details: 1882/C/2469</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row>
        <table:table-row>
          <table:table-cell office:value="1944.0" office:value-type="float">
            <text:p>1944.0</text:p>
          </table:table-cell>
          <table:table-cell office:string-value="Robinson" office:value-type="string">
            <text:p>Robinson</text:p>
          </table:table-cell>
          <table:table-cell office:string-value="Edward" office:value-type="string">
            <text:p>Edward</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Jamaican" office:value-type="string">
            <text:p>Jamaican</text:p>
          </table:table-cell>
          <table:table-cell office:string-value="na" office:value-type="string">
            <text:p>na</text:p>
          </table:table-cell>
          <table:table-cell office:value="0.0" office:value-type="float">
            <text:p>0.0</text:p>
          </table:table-cell>
          <table:table-cell office:value="6.0" office:value-type="float">
            <text:p>6.0</text:p>
          </table:table-cell>
          <table:table-cell office:string-value="Brisbane" office:value-type="string">
            <text:p>Brisbane</text:p>
          </table:table-cell>
          <table:table-cell office:string-value="vagrancy" office:value-type="string">
            <text:p>vagrancy</text:p>
          </table:table-cell>
          <table:table-cell office:value="1881.0" office:value-type="float">
            <text:p>1881.0</text:p>
          </table:table-cell>
          <table:table-cell office:string-value="April" office:value-type="string">
            <text:p>April</text:p>
          </table:table-cell>
          <table:table-cell office:value="14.0" office:value-type="float">
            <text:p>14.0</text:p>
          </table:table-cell>
          <table:table-cell office:string-value="Registration details: 1881/C/1901" office:value-type="string">
            <text:p>Registration details: 1881/C/1901</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disease of the heart" office:value-type="string">
            <text:p>disease of the heart</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004.0" office:value-type="float">
            <text:p>2004.0</text:p>
          </table:table-cell>
          <table:table-cell office:string-value="Collins" office:value-type="string">
            <text:p>Collins</text:p>
          </table:table-cell>
          <table:table-cell office:string-value="William" office:value-type="string">
            <text:p>William</text:p>
          </table:table-cell>
          <table:table-cell office:string-value="Joseph" office:value-type="string">
            <text:p>Joseph</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Toowoomba" office:value-type="string">
            <text:p>Toowoomba</text:p>
          </table:table-cell>
          <table:table-cell office:string-value="horse stealing" office:value-type="string">
            <text:p>horse stealing</text:p>
          </table:table-cell>
          <table:table-cell office:value="1882.0" office:value-type="float">
            <text:p>1882.0</text:p>
          </table:table-cell>
          <table:table-cell office:string-value="February" office:value-type="string">
            <text:p>February</text:p>
          </table:table-cell>
          <table:table-cell office:value="11.0" office:value-type="float">
            <text:p>11.0</text:p>
          </table:table-cell>
          <table:table-cell office:string-value="Registration details: 1882/C/2460" office:value-type="string">
            <text:p>Registration details: 1882/C/2460</text:p>
          </table:table-cell>
          <table:table-cell office:string-value="https://www.archivessearch.qld.gov.au/api/download_file/DR56512" office:value-type="string">
            <text:p>https://www.archivessearch.qld.gov.au/api/download_file/DR56512</text:p>
          </table:table-cell>
          <table:table-cell office:string-value="https://www.archivessearch.qld.gov.au/items/ITM92272" office:value-type="string">
            <text:p>https://www.archivessearch.qld.gov.au/items/ITM92272</text:p>
          </table:table-cell>
          <table:table-cell office:string-value="https://www.archivessearch.qld.gov.au/items/ITM2725725" office:value-type="string">
            <text:p>https://www.archivessearch.qld.gov.au/items/ITM2725725</text:p>
          </table:table-cell>
          <table:table-cell office:string-value="suicide by cutting his throat" office:value-type="string">
            <text:p>suicide by cutting his throat</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124.0" office:value-type="float">
            <text:p>2124.0</text:p>
          </table:table-cell>
          <table:table-cell office:string-value="Tommy" office:value-type="string">
            <text:p>Tommy</text:p>
          </table:table-cell>
          <table:table-cell office:string-value="Kipper" office:value-type="string">
            <text:p>Kipper</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3.0" office:value-type="float">
            <text:p>3.0</text:p>
          </table:table-cell>
          <table:table-cell office:value="9.0" office:value-type="float">
            <text:p>9.0</text:p>
          </table:table-cell>
          <table:table-cell office:string-value="Ipswich" office:value-type="string">
            <text:p>Ipswich</text:p>
          </table:table-cell>
          <table:table-cell office:string-value="unlawfully wounding" office:value-type="string">
            <text:p>unlawfully wounding</text:p>
          </table:table-cell>
          <table:table-cell office:value="1884.0" office:value-type="float">
            <text:p>1884.0</text:p>
          </table:table-cell>
          <table:table-cell office:string-value="June" office:value-type="string">
            <text:p>June</text:p>
          </table:table-cell>
          <table:table-cell office:value="26.0" office:value-type="float">
            <text:p>26.0</text:p>
          </table:table-cell>
          <table:table-cell office:string-value="Registration details: 1884/C/4129" office:value-type="string">
            <text:p>Registration details: 1884/C/4129</text:p>
          </table:table-cell>
          <table:table-cell office:string-value="https://www.archivessearch.qld.gov.au/api/download_file/DR56517" office:value-type="string">
            <text:p>https://www.archivessearch.qld.gov.au/api/download_file/DR56517</text:p>
          </table:table-cell>
          <table:table-cell office:string-value="http://www.archivessearch.qld.gov.au/Search/Item92280" office:value-type="string">
            <text:p>http://www.archivessearch.qld.gov.au/Search/Item92280</text:p>
          </table:table-cell>
          <table:table-cell office:string-value="na" office:value-type="string">
            <text:p>na</text:p>
          </table:table-cell>
          <table:table-cell office:string-value="pneumonia" office:value-type="string">
            <text:p>pneumonia</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196.0" office:value-type="float">
            <text:p>2196.0</text:p>
          </table:table-cell>
          <table:table-cell office:string-value="na" office:value-type="string">
            <text:p>na</text:p>
          </table:table-cell>
          <table:table-cell office:string-value="Boney" office:value-type="string">
            <text:p>Bone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15.0" office:value-type="float">
            <text:p>15.0</text:p>
          </table:table-cell>
          <table:table-cell office:value="0.0" office:value-type="float">
            <text:p>0.0</text:p>
          </table:table-cell>
          <table:table-cell office:string-value="Toowoomba" office:value-type="string">
            <text:p>Toowoomba</text:p>
          </table:table-cell>
          <table:table-cell office:string-value="manslaughter" office:value-type="string">
            <text:p>manslaughter</text:p>
          </table:table-cell>
          <table:table-cell office:value="1885.0" office:value-type="float">
            <text:p>1885.0</text:p>
          </table:table-cell>
          <table:table-cell office:string-value="January" office:value-type="string">
            <text:p>January</text:p>
          </table:table-cell>
          <table:table-cell office:value="4.0" office:value-type="float">
            <text:p>4.0</text:p>
          </table:table-cell>
          <table:table-cell office:string-value="na" office:value-type="string">
            <text:p>na</text:p>
          </table:table-cell>
          <table:table-cell office:string-value="https://www.archivessearch.qld.gov.au/api/download_file/DR56517" office:value-type="string">
            <text:p>https://www.archivessearch.qld.gov.au/api/download_file/DR56517</text:p>
          </table:table-cell>
          <table:table-cell office:string-value="http://www.archivessearch.qld.gov.au/Search/Item92280" office:value-type="string">
            <text:p>http://www.archivessearch.qld.gov.au/Search/Item9228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row>
        <table:table-row>
          <table:table-cell office:value="2222.0" office:value-type="float">
            <text:p>2222.0</text:p>
          </table:table-cell>
          <table:table-cell office:string-value="Finney" office:value-type="string">
            <text:p>Finney</text:p>
          </table:table-cell>
          <table:table-cell office:string-value="Benjamin" office:value-type="string">
            <text:p>Benjami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0.0" office:value-type="float">
            <text:p>0.0</text:p>
          </table:table-cell>
          <table:table-cell office:value="12.0" office:value-type="float">
            <text:p>12.0</text:p>
          </table:table-cell>
          <table:table-cell office:string-value="Gympie" office:value-type="string">
            <text:p>Gympie</text:p>
          </table:table-cell>
          <table:table-cell office:string-value="embezzlement" office:value-type="string">
            <text:p>embezzlement</text:p>
          </table:table-cell>
          <table:table-cell office:value="1882.0" office:value-type="float">
            <text:p>1882.0</text:p>
          </table:table-cell>
          <table:table-cell office:string-value="December" office:value-type="string">
            <text:p>December</text:p>
          </table:table-cell>
          <table:table-cell office:value="12.0" office:value-type="float">
            <text:p>12.0</text:p>
          </table:table-cell>
          <table:table-cell office:string-value="Registration details: 1882/C/2542" office:value-type="string">
            <text:p>Registration details: 1882/C/2542</text:p>
          </table:table-cell>
          <table:table-cell office:string-value="https://www.archivessearch.qld.gov.au/api/download_file/DR56517" office:value-type="string">
            <text:p>https://www.archivessearch.qld.gov.au/api/download_file/DR56517</text:p>
          </table:table-cell>
          <table:table-cell office:string-value="http://www.archivessearch.qld.gov.au/Search/Item92280" office:value-type="string">
            <text:p>http://www.archivessearch.qld.gov.au/Search/Item92280</text:p>
          </table:table-cell>
          <table:table-cell office:string-value="na" office:value-type="string">
            <text:p>na</text:p>
          </table:table-cell>
          <table:table-cell office:string-value="dysentery" office:value-type="string">
            <text:p>dysenter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251.0" office:value-type="float">
            <text:p>2251.0</text:p>
          </table:table-cell>
          <table:table-cell office:string-value="Howell" office:value-type="string">
            <text:p>Howell</text:p>
          </table:table-cell>
          <table:table-cell office:string-value="Henry" office:value-type="string">
            <text:p>Henry</text:p>
          </table:table-cell>
          <table:table-cell office:string-value="Benjamin" office:value-type="string">
            <text:p>Benjamin</text:p>
          </table:table-cell>
          <table:table-cell office:string-value="Hardy" office:value-type="string">
            <text:p>Hardy</text:p>
          </table:table-cell>
          <table:table-cell office:string-value="Henry" office:value-type="string">
            <text:p>Henry</text:p>
          </table:table-cell>
          <table:table-cell office:string-value="Bell" office:value-type="string">
            <text:p>Bell</text:p>
          </table:table-cell>
          <table:table-cell office:string-value="English" office:value-type="string">
            <text:p>English</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Ipswich" office:value-type="string">
            <text:p>Ipswich</text:p>
          </table:table-cell>
          <table:table-cell office:string-value="larceny" office:value-type="string">
            <text:p>larceny</text:p>
          </table:table-cell>
          <table:table-cell office:value="1887.0" office:value-type="float">
            <text:p>1887.0</text:p>
          </table:table-cell>
          <table:table-cell office:string-value="January" office:value-type="string">
            <text:p>January</text:p>
          </table:table-cell>
          <table:table-cell office:value="20.0" office:value-type="float">
            <text:p>20.0</text:p>
          </table:table-cell>
          <table:table-cell office:string-value="Registration details: 1886/C/2976" office:value-type="string">
            <text:p>Registration details: 1886/C/2976</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apoplexy" office:value-type="string">
            <text:p>apoplex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316.0" office:value-type="float">
            <text:p>2316.0</text:p>
          </table:table-cell>
          <table:table-cell office:string-value="na" office:value-type="string">
            <text:p>na</text:p>
          </table:table-cell>
          <table:table-cell office:string-value="Ah Yow" office:value-type="string">
            <text:p>Ah Yow</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Chinese" office:value-type="string">
            <text:p>Chinese</text:p>
          </table:table-cell>
          <table:table-cell office:string-value="na" office:value-type="string">
            <text:p>na</text:p>
          </table:table-cell>
          <table:table-cell office:value="10.0" office:value-type="float">
            <text:p>10.0</text:p>
          </table:table-cell>
          <table:table-cell office:value="0.0" office:value-type="float">
            <text:p>0.0</text:p>
          </table:table-cell>
          <table:table-cell office:string-value="Toowoomba" office:value-type="string">
            <text:p>Toowoomba</text:p>
          </table:table-cell>
          <table:table-cell office:string-value="manslaughter" office:value-type="string">
            <text:p>manslaughter</text:p>
          </table:table-cell>
          <table:table-cell office:value="1888.0" office:value-type="float">
            <text:p>1888.0</text:p>
          </table:table-cell>
          <table:table-cell office:string-value="December" office:value-type="string">
            <text:p>December</text:p>
          </table:table-cell>
          <table:table-cell office:value="18.0" office:value-type="float">
            <text:p>18.0</text:p>
          </table:table-cell>
          <table:table-cell office:string-value="Registration details: 1888/C/3118" office:value-type="string">
            <text:p>Registration details: 1888/C/3118</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simple continued fever and pneumonia and exhaustion" office:value-type="string">
            <text:p>simple continued fever and pneumonia and exhaus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400.0" office:value-type="float">
            <text:p>2400.0</text:p>
          </table:table-cell>
          <table:table-cell office:string-value="Lightfoot" office:value-type="string">
            <text:p>Lightfoot</text:p>
          </table:table-cell>
          <table:table-cell office:string-value="John" office:value-type="string">
            <text:p>Joh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0.0" office:value-type="float">
            <text:p>0.0</text:p>
          </table:table-cell>
          <table:table-cell office:value="18.0" office:value-type="float">
            <text:p>18.0</text:p>
          </table:table-cell>
          <table:table-cell office:string-value="Brisbane" office:value-type="string">
            <text:p>Brisbane</text:p>
          </table:table-cell>
          <table:table-cell office:string-value="larceny" office:value-type="string">
            <text:p>larceny</text:p>
          </table:table-cell>
          <table:table-cell office:value="1884.0" office:value-type="float">
            <text:p>1884.0</text:p>
          </table:table-cell>
          <table:table-cell office:string-value="September" office:value-type="string">
            <text:p>September</text:p>
          </table:table-cell>
          <table:table-cell office:value="21.0" office:value-type="float">
            <text:p>21.0</text:p>
          </table:table-cell>
          <table:table-cell office:string-value="Registration details: 1884/C/4155" office:value-type="string">
            <text:p>Registration details: 1884/C/4155</text:p>
          </table:table-cell>
          <table:table-cell office:string-value="https://www.archivessearch.qld.gov.au/api/download_file/DR56517" office:value-type="string">
            <text:p>https://www.archivessearch.qld.gov.au/api/download_file/DR56517</text:p>
          </table:table-cell>
          <table:table-cell office:string-value="http://www.archivessearch.qld.gov.au/Search/Item92280" office:value-type="string">
            <text:p>http://www.archivessearch.qld.gov.au/Search/Item92280</text:p>
          </table:table-cell>
          <table:table-cell office:string-value="na" office:value-type="string">
            <text:p>na</text:p>
          </table:table-cell>
          <table:table-cell office:string-value="pneumonia and asthma" office:value-type="string">
            <text:p>pneumonia and asthma</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443.0" office:value-type="float">
            <text:p>2443.0</text:p>
          </table:table-cell>
          <table:table-cell office:string-value="Power" office:value-type="string">
            <text:p>Power</text:p>
          </table:table-cell>
          <table:table-cell office:string-value="William" office:value-type="string">
            <text:p>William</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0.0" office:value-type="float">
            <text:p>0.0</text:p>
          </table:table-cell>
          <table:table-cell office:value="12.0" office:value-type="float">
            <text:p>12.0</text:p>
          </table:table-cell>
          <table:table-cell office:string-value="Ipswich" office:value-type="string">
            <text:p>Ipswich</text:p>
          </table:table-cell>
          <table:table-cell office:string-value="larceny" office:value-type="string">
            <text:p>larceny</text:p>
          </table:table-cell>
          <table:table-cell office:value="1884.0" office:value-type="float">
            <text:p>1884.0</text:p>
          </table:table-cell>
          <table:table-cell office:string-value="January" office:value-type="string">
            <text:p>January</text:p>
          </table:table-cell>
          <table:table-cell office:value="10.0" office:value-type="float">
            <text:p>10.0</text:p>
          </table:table-cell>
          <table:table-cell office:string-value="Registration details: 1884/C/4072" office:value-type="string">
            <text:p>Registration details: 1884/C/4072</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fever" office:value-type="string">
            <text:p>fever</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670.0" office:value-type="float">
            <text:p>2670.0</text:p>
          </table:table-cell>
          <table:table-cell office:string-value="Nicholas" office:value-type="string">
            <text:p>Nicholas</text:p>
          </table:table-cell>
          <table:table-cell office:string-value="George" office:value-type="string">
            <text:p>George</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Greek" office:value-type="string">
            <text:p>Greek</text:p>
          </table:table-cell>
          <table:table-cell office:string-value="na" office:value-type="string">
            <text:p>na</text:p>
          </table:table-cell>
          <table:table-cell office:value="7.0" office:value-type="float">
            <text:p>7.0</text:p>
          </table:table-cell>
          <table:table-cell office:value="0.0" office:value-type="float">
            <text:p>0.0</text:p>
          </table:table-cell>
          <table:table-cell office:string-value="Charters Towers" office:value-type="string">
            <text:p>Charters Towers</text:p>
          </table:table-cell>
          <table:table-cell office:string-value="wounding with intent to do grievous bodily harm" office:value-type="string">
            <text:p>wounding with intent to do grievous bodily harm</text:p>
          </table:table-cell>
          <table:table-cell office:value="1886.0" office:value-type="float">
            <text:p>1886.0</text:p>
          </table:table-cell>
          <table:table-cell office:string-value="May" office:value-type="string">
            <text:p>May</text:p>
          </table:table-cell>
          <table:table-cell office:value="31.0" office:value-type="float">
            <text:p>31.0</text:p>
          </table:table-cell>
          <table:table-cell office:string-value="Registration details: 1886/C/3000" office:value-type="string">
            <text:p>Registration details: 1886/C/3000</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syphilis and diarrhoea and exhaustion" office:value-type="string">
            <text:p>syphilis and diarrhoea and exhaus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834.0" office:value-type="float">
            <text:p>2834.0</text:p>
          </table:table-cell>
          <table:table-cell office:string-value="Hudson" office:value-type="string">
            <text:p>Hudson</text:p>
          </table:table-cell>
          <table:table-cell office:string-value="William" office:value-type="string">
            <text:p>William</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Irish" office:value-type="string">
            <text:p>Irish</text:p>
          </table:table-cell>
          <table:table-cell office:string-value="na" office:value-type="string">
            <text:p>na</text:p>
          </table:table-cell>
          <table:table-cell office:value="0.0" office:value-type="float">
            <text:p>0.0</text:p>
          </table:table-cell>
          <table:table-cell office:value="3.0" office:value-type="float">
            <text:p>3.0</text:p>
          </table:table-cell>
          <table:table-cell office:string-value="Brisbane" office:value-type="string">
            <text:p>Brisbane</text:p>
          </table:table-cell>
          <table:table-cell office:string-value="larceny" office:value-type="string">
            <text:p>larceny</text:p>
          </table:table-cell>
          <table:table-cell office:value="1885.0" office:value-type="float">
            <text:p>1885.0</text:p>
          </table:table-cell>
          <table:table-cell office:string-value="January" office:value-type="string">
            <text:p>January</text:p>
          </table:table-cell>
          <table:table-cell office:value="29.0" office:value-type="float">
            <text:p>29.0</text:p>
          </table:table-cell>
          <table:table-cell office:string-value="Registration details: 1885/C/3634" office:value-type="string">
            <text:p>Registration details: 1885/C/3634</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brights disease" office:value-type="string">
            <text:p>brights diseas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852.0" office:value-type="float">
            <text:p>2852.0</text:p>
          </table:table-cell>
          <table:table-cell office:string-value="Smith" office:value-type="string">
            <text:p>Smith</text:p>
          </table:table-cell>
          <table:table-cell office:string-value="David" office:value-type="string">
            <text:p>David</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Brisbane" office:value-type="string">
            <text:p>Brisbane</text:p>
          </table:table-cell>
          <table:table-cell office:string-value="larceny in a dwelling" office:value-type="string">
            <text:p>larceny in a dwelling</text:p>
          </table:table-cell>
          <table:table-cell office:value="1885.0" office:value-type="float">
            <text:p>1885.0</text:p>
          </table:table-cell>
          <table:table-cell office:string-value="February" office:value-type="string">
            <text:p>February</text:p>
          </table:table-cell>
          <table:table-cell office:value="4.0" office:value-type="float">
            <text:p>4.0</text:p>
          </table:table-cell>
          <table:table-cell office:string-value="Registration details: 1885/C/3635" office:value-type="string">
            <text:p>Registration details: 1885/C/3635</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typhoid fever" office:value-type="string">
            <text:p>typhoid fever</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938.0" office:value-type="float">
            <text:p>2938.0</text:p>
          </table:table-cell>
          <table:table-cell office:string-value="Murray" office:value-type="string">
            <text:p>Murray</text:p>
          </table:table-cell>
          <table:table-cell office:string-value="James" office:value-type="string">
            <text:p>James</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Brisbane" office:value-type="string">
            <text:p>Brisbane</text:p>
          </table:table-cell>
          <table:table-cell office:string-value="house breaking larceny" office:value-type="string">
            <text:p>house breaking larceny</text:p>
          </table:table-cell>
          <table:table-cell office:value="1888.0" office:value-type="float">
            <text:p>1888.0</text:p>
          </table:table-cell>
          <table:table-cell office:string-value="May" office:value-type="string">
            <text:p>May</text:p>
          </table:table-cell>
          <table:table-cell office:value="23.0" office:value-type="float">
            <text:p>23.0</text:p>
          </table:table-cell>
          <table:table-cell office:string-value="Registration details: 1888/C/3035" office:value-type="string">
            <text:p>Registration details: 1888/C/3035</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apoplexy" office:value-type="string">
            <text:p>apoplex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965.0" office:value-type="float">
            <text:p>2965.0</text:p>
          </table:table-cell>
          <table:table-cell office:string-value="Moore" office:value-type="string">
            <text:p>Moore</text:p>
          </table:table-cell>
          <table:table-cell office:string-value="George" office:value-type="string">
            <text:p>George</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4.0" office:value-type="float">
            <text:p>4.0</text:p>
          </table:table-cell>
          <table:table-cell office:value="0.0" office:value-type="float">
            <text:p>0.0</text:p>
          </table:table-cell>
          <table:table-cell office:string-value="Hughenden" office:value-type="string">
            <text:p>Hughenden</text:p>
          </table:table-cell>
          <table:table-cell office:string-value="horse stealing" office:value-type="string">
            <text:p>horse stealing</text:p>
          </table:table-cell>
          <table:table-cell office:value="1888.0" office:value-type="float">
            <text:p>1888.0</text:p>
          </table:table-cell>
          <table:table-cell office:string-value="July" office:value-type="string">
            <text:p>July</text:p>
          </table:table-cell>
          <table:table-cell office:value="7.0" office:value-type="float">
            <text:p>7.0</text:p>
          </table:table-cell>
          <table:table-cell office:string-value="Registration details: 1888/C/3047" office:value-type="string">
            <text:p>Registration details: 1888/C/3047</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https://www.archivessearch.qld.gov.au/items/ITM2729269" office:value-type="string">
            <text:p>https://www.archivessearch.qld.gov.au/items/ITM2729269</text:p>
          </table:table-cell>
          <table:table-cell office:string-value="heart disease and asthma and haemorrhage" office:value-type="string">
            <text:p>heart disease and asthma and haemorrhag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983.0" office:value-type="float">
            <text:p>2983.0</text:p>
          </table:table-cell>
          <table:table-cell office:string-value="Tommah" office:value-type="string">
            <text:p>Tommah</text:p>
          </table:table-cell>
          <table:table-cell office:string-value="Tom" office:value-type="string">
            <text:p>Tom</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outh Sea Islander" office:value-type="string">
            <text:p>South Sea Islander</text:p>
          </table:table-cell>
          <table:table-cell office:string-value="na" office:value-type="string">
            <text:p>na</text:p>
          </table:table-cell>
          <table:table-cell office:value="4.0" office:value-type="float">
            <text:p>4.0</text:p>
          </table:table-cell>
          <table:table-cell office:value="0.0" office:value-type="float">
            <text:p>0.0</text:p>
          </table:table-cell>
          <table:table-cell office:string-value="Maryborough" office:value-type="string">
            <text:p>Maryborough</text:p>
          </table:table-cell>
          <table:table-cell office:string-value="attempt to carnally know a girl under 10 years of age" office:value-type="string">
            <text:p>attempt to carnally know a girl under 10 years of age</text:p>
          </table:table-cell>
          <table:table-cell office:value="1887.0" office:value-type="float">
            <text:p>1887.0</text:p>
          </table:table-cell>
          <table:table-cell office:string-value="February" office:value-type="string">
            <text:p>February</text:p>
          </table:table-cell>
          <table:table-cell office:value="13.0" office:value-type="float">
            <text:p>13.0</text:p>
          </table:table-cell>
          <table:table-cell office:string-value="Registration details: 1887/C/2829" office:value-type="string">
            <text:p>Registration details: 1887/C/2829</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https://www.archivessearch.qld.gov.au/items/ITM2728493" office:value-type="string">
            <text:p>https://www.archivessearch.qld.gov.au/items/ITM2728493</text:p>
          </table:table-cell>
          <table:table-cell office:string-value="phthisis and tuberculosis" office:value-type="string">
            <text:p>phthisis and tuberculosi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2998.0" office:value-type="float">
            <text:p>2998.0</text:p>
          </table:table-cell>
          <table:table-cell office:string-value="Potts" office:value-type="string">
            <text:p>Potts</text:p>
          </table:table-cell>
          <table:table-cell office:string-value="William" office:value-type="string">
            <text:p>William</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0.0" office:value-type="float">
            <text:p>0.0</text:p>
          </table:table-cell>
          <table:table-cell office:value="6.0" office:value-type="float">
            <text:p>6.0</text:p>
          </table:table-cell>
          <table:table-cell office:string-value="Brisbane" office:value-type="string">
            <text:p>Brisbane</text:p>
          </table:table-cell>
          <table:table-cell office:string-value="larceny" office:value-type="string">
            <text:p>larceny</text:p>
          </table:table-cell>
          <table:table-cell office:value="1885.0" office:value-type="float">
            <text:p>1885.0</text:p>
          </table:table-cell>
          <table:table-cell office:string-value="September" office:value-type="string">
            <text:p>September</text:p>
          </table:table-cell>
          <table:table-cell office:value="26.0" office:value-type="float">
            <text:p>26.0</text:p>
          </table:table-cell>
          <table:table-cell office:string-value="Registration details: 1885/C/3704" office:value-type="string">
            <text:p>Registration details: 1885/C/3704</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https://www.archivessearch.qld.gov.au/items/ITM2727699" office:value-type="string">
            <text:p>https://www.archivessearch.qld.gov.au/items/ITM2727699</text:p>
          </table:table-cell>
          <table:table-cell office:string-value="scirrhus and paraplegia and exhaustion" office:value-type="string">
            <text:p>scirrhus and paraplegia and exhaus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022.0" office:value-type="float">
            <text:p>3022.0</text:p>
          </table:table-cell>
          <table:table-cell office:string-value="Mitchell" office:value-type="string">
            <text:p>Mitchell</text:p>
          </table:table-cell>
          <table:table-cell office:string-value="Joseph" office:value-type="string">
            <text:p>Joseph</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cottish" office:value-type="string">
            <text:p>Scottish</text:p>
          </table:table-cell>
          <table:table-cell office:string-value="life" office:value-type="string">
            <text:p>life</text:p>
          </table:table-cell>
          <table:table-cell office:value="0.0" office:value-type="float">
            <text:p>0.0</text:p>
          </table:table-cell>
          <table:table-cell office:value="0.0" office:value-type="float">
            <text:p>0.0</text:p>
          </table:table-cell>
          <table:table-cell office:string-value="Brisbane" office:value-type="string">
            <text:p>Brisbane</text:p>
          </table:table-cell>
          <table:table-cell office:string-value="carnally knowing a girl under 10 years" office:value-type="string">
            <text:p>carnally knowing a girl under 10 years</text:p>
          </table:table-cell>
          <table:table-cell office:value="1892.0" office:value-type="float">
            <text:p>1892.0</text:p>
          </table:table-cell>
          <table:table-cell office:string-value="December" office:value-type="string">
            <text:p>December</text:p>
          </table:table-cell>
          <table:table-cell office:value="4.0" office:value-type="float">
            <text:p>4.0</text:p>
          </table:table-cell>
          <table:table-cell office:string-value="Registration details: 1892/C/3073" office:value-type="string">
            <text:p>Registration details: 1892/C/3073</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https://www.archivessearch.qld.gov.au/items/ITM2731742" office:value-type="string">
            <text:p>https://www.archivessearch.qld.gov.au/items/ITM2731742</text:p>
          </table:table-cell>
          <table:table-cell office:string-value="senile decay" office:value-type="string">
            <text:p>senile deca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053.0" office:value-type="float">
            <text:p>3053.0</text:p>
          </table:table-cell>
          <table:table-cell office:string-value="English" office:value-type="string">
            <text:p>English</text:p>
          </table:table-cell>
          <table:table-cell office:string-value="John" office:value-type="string">
            <text:p>Joh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15.0" office:value-type="float">
            <text:p>15.0</text:p>
          </table:table-cell>
          <table:table-cell office:value="0.0" office:value-type="float">
            <text:p>0.0</text:p>
          </table:table-cell>
          <table:table-cell office:string-value="Charters Towers" office:value-type="string">
            <text:p>Charters Towers</text:p>
          </table:table-cell>
          <table:table-cell office:string-value="attempted rape" office:value-type="string">
            <text:p>attempted rape</text:p>
          </table:table-cell>
          <table:table-cell office:value="1897.0" office:value-type="float">
            <text:p>1897.0</text:p>
          </table:table-cell>
          <table:table-cell office:string-value="January" office:value-type="string">
            <text:p>January</text:p>
          </table:table-cell>
          <table:table-cell office:value="15.0" office:value-type="float">
            <text:p>15.0</text:p>
          </table:table-cell>
          <table:table-cell office:string-value="na" office:value-type="string">
            <text:p>na</text:p>
          </table:table-cell>
          <table:table-cell office:string-value="https://www.archivessearch.qld.gov.au/api/download_file/DR57842" office:value-type="string">
            <text:p>https://www.archivessearch.qld.gov.au/api/download_file/DR57842</text:p>
          </table:table-cell>
          <table:table-cell office:string-value="https://www.archivessearch.qld.gov.au/items/ITM92272" office:value-type="string">
            <text:p>https://www.archivessearch.qld.gov.au/items/ITM92272</text:p>
          </table:table-cell>
          <table:table-cell office:string-value="na" office:value-type="string">
            <text:p>na</text:p>
          </table:table-cell>
          <table:table-cell office:string-value="hung himself with spun yarn" office:value-type="string">
            <text:p>hung himself with spun yar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325.0" office:value-type="float">
            <text:p>3325.0</text:p>
          </table:table-cell>
          <table:table-cell office:string-value="na" office:value-type="string">
            <text:p>na</text:p>
          </table:table-cell>
          <table:table-cell office:string-value="Jimmy" office:value-type="string">
            <text:p>Jimm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2.0" office:value-type="float">
            <text:p>2.0</text:p>
          </table:table-cell>
          <table:table-cell office:value="0.0" office:value-type="float">
            <text:p>0.0</text:p>
          </table:table-cell>
          <table:table-cell office:string-value="na" office:value-type="string">
            <text:p>na</text:p>
          </table:table-cell>
          <table:table-cell office:string-value="manslaughter" office:value-type="string">
            <text:p>manslaughter</text:p>
          </table:table-cell>
          <table:table-cell office:value="1887.0" office:value-type="float">
            <text:p>1887.0</text:p>
          </table:table-cell>
          <table:table-cell office:string-value="June" office:value-type="string">
            <text:p>June</text:p>
          </table:table-cell>
          <table:table-cell office:value="12.0" office:value-type="float">
            <text:p>12.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phthisis and diarrhoea" office:value-type="string">
            <text:p>phthisis and diarrhoea</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602.0" office:value-type="float">
            <text:p>3602.0</text:p>
          </table:table-cell>
          <table:table-cell office:string-value="na" office:value-type="string">
            <text:p>na</text:p>
          </table:table-cell>
          <table:table-cell office:string-value="Jimmy" office:value-type="string">
            <text:p>Jimm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0.0" office:value-type="float">
            <text:p>0.0</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value="1890.0" office:value-type="float">
            <text:p>1890.0</text:p>
          </table:table-cell>
          <table:table-cell office:string-value="January" office:value-type="string">
            <text:p>January</text:p>
          </table:table-cell>
          <table:table-cell office:value="24.0" office:value-type="float">
            <text:p>24.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bronchitis and fever" office:value-type="string">
            <text:p>bronchitis and fever</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650.0" office:value-type="float">
            <text:p>3650.0</text:p>
          </table:table-cell>
          <table:table-cell office:string-value="na" office:value-type="string">
            <text:p>na</text:p>
          </table:table-cell>
          <table:table-cell office:string-value="Jimmy" office:value-type="string">
            <text:p>Jimm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Pacific Islander" office:value-type="string">
            <text:p>Pacific Islander</text:p>
          </table:table-cell>
          <table:table-cell office:string-value="na" office:value-type="string">
            <text:p>na</text:p>
          </table:table-cell>
          <table:table-cell office:value="12.0" office:value-type="float">
            <text:p>12.0</text:p>
          </table:table-cell>
          <table:table-cell office:value="0.0" office:value-type="float">
            <text:p>0.0</text:p>
          </table:table-cell>
          <table:table-cell office:string-value="na" office:value-type="string">
            <text:p>na</text:p>
          </table:table-cell>
          <table:table-cell office:string-value="wounding with intent" office:value-type="string">
            <text:p>wounding with intent</text:p>
          </table:table-cell>
          <table:table-cell office:value="1889.0" office:value-type="float">
            <text:p>1889.0</text:p>
          </table:table-cell>
          <table:table-cell office:string-value="December" office:value-type="string">
            <text:p>December</text:p>
          </table:table-cell>
          <table:table-cell office:value="25.0" office:value-type="float">
            <text:p>25.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died insane in prison hospital" office:value-type="string">
            <text:p>died insane in prison hospital</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721.0" office:value-type="float">
            <text:p>3721.0</text:p>
          </table:table-cell>
          <table:table-cell office:string-value="Lefu" office:value-type="string">
            <text:p>Lefu</text:p>
          </table:table-cell>
          <table:table-cell office:string-value="Jonny" office:value-type="string">
            <text:p>Jonn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outh Sea Islander" office:value-type="string">
            <text:p>South Sea Islander</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Brisbane" office:value-type="string">
            <text:p>Brisbane</text:p>
          </table:table-cell>
          <table:table-cell office:string-value="housebreaking and burglary" office:value-type="string">
            <text:p>housebreaking and burglary</text:p>
          </table:table-cell>
          <table:table-cell office:value="1890.0" office:value-type="float">
            <text:p>1890.0</text:p>
          </table:table-cell>
          <table:table-cell office:string-value="September" office:value-type="string">
            <text:p>September</text:p>
          </table:table-cell>
          <table:table-cell office:value="17.0" office:value-type="float">
            <text:p>17.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fever" office:value-type="string">
            <text:p>fever</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730.0" office:value-type="float">
            <text:p>3730.0</text:p>
          </table:table-cell>
          <table:table-cell office:string-value="na" office:value-type="string">
            <text:p>na</text:p>
          </table:table-cell>
          <table:table-cell office:string-value="Billy" office:value-type="string">
            <text:p>Bill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na" office:value-type="string">
            <text:p>na</text:p>
          </table:table-cell>
          <table:table-cell office:string-value="manslaughter" office:value-type="string">
            <text:p>manslaughter</text:p>
          </table:table-cell>
          <table:table-cell office:value="1891.0" office:value-type="float">
            <text:p>1891.0</text:p>
          </table:table-cell>
          <table:table-cell office:string-value="January" office:value-type="string">
            <text:p>January</text:p>
          </table:table-cell>
          <table:table-cell office:value="31.0" office:value-type="float">
            <text:p>31.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unknown" office:value-type="string">
            <text:p>unknow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797.0" office:value-type="float">
            <text:p>3797.0</text:p>
          </table:table-cell>
          <table:table-cell office:string-value="Waipieta" office:value-type="string">
            <text:p>Waipieta</text:p>
          </table:table-cell>
          <table:table-cell office:string-value="Davy" office:value-type="string">
            <text:p>Dav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Maori" office:value-type="string">
            <text:p>Maori</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Rockhampton" office:value-type="string">
            <text:p>Rockhampton</text:p>
          </table:table-cell>
          <table:table-cell office:string-value="forgery and uttering" office:value-type="string">
            <text:p>forgery and uttering</text:p>
          </table:table-cell>
          <table:table-cell office:value="1892.0" office:value-type="float">
            <text:p>1892.0</text:p>
          </table:table-cell>
          <table:table-cell office:string-value="August" office:value-type="string">
            <text:p>August</text:p>
          </table:table-cell>
          <table:table-cell office:value="31.0" office:value-type="float">
            <text:p>31.0</text:p>
          </table:table-cell>
          <table:table-cell office:string-value="Registration details: 1892/C/3033" office:value-type="string">
            <text:p>Registration details: 1892/C/3033</text:p>
          </table:table-cell>
          <table:table-cell office:string-value="https://www.archivessearch.qld.gov.au/api/download_file/DR69472" office:value-type="string">
            <text:p>https://www.archivessearch.qld.gov.au/api/download_file/DR69472</text:p>
          </table:table-cell>
          <table:table-cell office:string-value="https://www.archivessearch.qld.gov.au/items/ITM92277" office:value-type="string">
            <text:p>https://www.archivessearch.qld.gov.au/items/ITM92277</text:p>
          </table:table-cell>
          <table:table-cell office:string-value="https://www.archivessearch.qld.gov.au/items/ITM2731612" office:value-type="string">
            <text:p>https://www.archivessearch.qld.gov.au/items/ITM2731612</text:p>
          </table:table-cell>
          <table:table-cell office:string-value="phthisis" office:value-type="string">
            <text:p>phthisis</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835.0" office:value-type="float">
            <text:p>3835.0</text:p>
          </table:table-cell>
          <table:table-cell office:string-value="na" office:value-type="string">
            <text:p>na</text:p>
          </table:table-cell>
          <table:table-cell office:string-value="Billy" office:value-type="string">
            <text:p>Bill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outh Sea Islander" office:value-type="string">
            <text:p>South Sea Islander</text:p>
          </table:table-cell>
          <table:table-cell office:string-value="na" office:value-type="string">
            <text:p>na</text:p>
          </table:table-cell>
          <table:table-cell office:value="0.0" office:value-type="float">
            <text:p>0.0</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value="1891.0" office:value-type="float">
            <text:p>1891.0</text:p>
          </table:table-cell>
          <table:table-cell office:string-value="na" office:value-type="string">
            <text:p>na</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https://www.archivessearch.qld.gov.au/items/ITM2730804" office:value-type="string">
            <text:p>https://www.archivessearch.qld.gov.au/items/ITM2730804</text:p>
          </table:table-cell>
          <table:table-cell office:string-value="na" office:value-type="string">
            <text:p>na</text:p>
          </table:table-cell>
          <table:table-cell office:string-value="na" office:value-type="string">
            <text:p>na</text:p>
          </table:table-cell>
        </table:table-row>
        <table:table-row>
          <table:table-cell office:value="3904.0" office:value-type="float">
            <text:p>3904.0</text:p>
          </table:table-cell>
          <table:table-cell office:string-value="Downs" office:value-type="string">
            <text:p>Downs</text:p>
          </table:table-cell>
          <table:table-cell office:string-value="Archibald" office:value-type="string">
            <text:p>Archibald</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cottish" office:value-type="string">
            <text:p>Scottish</text:p>
          </table:table-cell>
          <table:table-cell office:string-value="na" office:value-type="string">
            <text:p>na</text:p>
          </table:table-cell>
          <table:table-cell office:value="7.0" office:value-type="float">
            <text:p>7.0</text:p>
          </table:table-cell>
          <table:table-cell office:value="0.0" office:value-type="float">
            <text:p>0.0</text:p>
          </table:table-cell>
          <table:table-cell office:string-value="Brisbane" office:value-type="string">
            <text:p>Brisbane</text:p>
          </table:table-cell>
          <table:table-cell office:string-value="arson" office:value-type="string">
            <text:p>arson</text:p>
          </table:table-cell>
          <table:table-cell office:value="1892.0" office:value-type="float">
            <text:p>1892.0</text:p>
          </table:table-cell>
          <table:table-cell office:string-value="February" office:value-type="string">
            <text:p>February</text:p>
          </table:table-cell>
          <table:table-cell office:value="4.0" office:value-type="float">
            <text:p>4.0</text:p>
          </table:table-cell>
          <table:table-cell office:string-value="Registration details: 1892/C/2938" office:value-type="string">
            <text:p>Registration details: 1892/C/2938</text:p>
          </table:table-cell>
          <table:table-cell office:string-value="https://www.archivessearch.qld.gov.au/api/download_file/DR69472" office:value-type="string">
            <text:p>https://www.archivessearch.qld.gov.au/api/download_file/DR69472</text:p>
          </table:table-cell>
          <table:table-cell office:string-value="https://www.archivessearch.qld.gov.au/items/ITM92277" office:value-type="string">
            <text:p>https://www.archivessearch.qld.gov.au/items/ITM92277</text:p>
          </table:table-cell>
          <table:table-cell office:string-value="https://www.archivessearch.qld.gov.au/items/ITM2731328" office:value-type="string">
            <text:p>https://www.archivessearch.qld.gov.au/items/ITM2731328</text:p>
          </table:table-cell>
          <table:table-cell office:string-value="exhaustion following dysentery" office:value-type="string">
            <text:p>exhaustion following dysenter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3906.0" office:value-type="float">
            <text:p>3906.0</text:p>
          </table:table-cell>
          <table:table-cell office:string-value="Barker" office:value-type="string">
            <text:p>Barker</text:p>
          </table:table-cell>
          <table:table-cell office:string-value="George" office:value-type="string">
            <text:p>George</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Brisbane" office:value-type="string">
            <text:p>Brisbane</text:p>
          </table:table-cell>
          <table:table-cell office:string-value="carnally abusing a girl under the age of 10 years" office:value-type="string">
            <text:p>carnally abusing a girl under the age of 10 years</text:p>
          </table:table-cell>
          <table:table-cell office:value="1894.0" office:value-type="float">
            <text:p>1894.0</text:p>
          </table:table-cell>
          <table:table-cell office:string-value="November" office:value-type="string">
            <text:p>November</text:p>
          </table:table-cell>
          <table:table-cell office:value="22.0" office:value-type="float">
            <text:p>22.0</text:p>
          </table:table-cell>
          <table:table-cell office:string-value="Registration details: 1894/C/3156" office:value-type="string">
            <text:p>Registration details: 1894/C/3156</text:p>
          </table:table-cell>
          <table:table-cell office:string-value="https://www.archivessearch.qld.gov.au/api/download_file/DR69472" office:value-type="string">
            <text:p>https://www.archivessearch.qld.gov.au/api/download_file/DR69472</text:p>
          </table:table-cell>
          <table:table-cell office:string-value="https://www.archivessearch.qld.gov.au/items/ITM92277" office:value-type="string">
            <text:p>https://www.archivessearch.qld.gov.au/items/ITM92277</text:p>
          </table:table-cell>
          <table:table-cell office:string-value="https://www.archivessearch.qld.gov.au/items/ITM2732765" office:value-type="string">
            <text:p>https://www.archivessearch.qld.gov.au/items/ITM2732765</text:p>
          </table:table-cell>
          <table:table-cell office:string-value="valvular disease of the heart and heart failure" office:value-type="string">
            <text:p>valvular disease of the heart and heart failur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119.0" office:value-type="float">
            <text:p>4119.0</text:p>
          </table:table-cell>
          <table:table-cell office:string-value="Dean" office:value-type="string">
            <text:p>Dean</text:p>
          </table:table-cell>
          <table:table-cell office:string-value="Henry" office:value-type="string">
            <text:p>Henr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2.0" office:value-type="float">
            <text:p>2.0</text:p>
          </table:table-cell>
          <table:table-cell office:value="0.0" office:value-type="float">
            <text:p>0.0</text:p>
          </table:table-cell>
          <table:table-cell office:string-value="Brisbane" office:value-type="string">
            <text:p>Brisbane</text:p>
          </table:table-cell>
          <table:table-cell office:string-value="forgery and uttering" office:value-type="string">
            <text:p>forgery and uttering</text:p>
          </table:table-cell>
          <table:table-cell office:value="1894.0" office:value-type="float">
            <text:p>1894.0</text:p>
          </table:table-cell>
          <table:table-cell office:string-value="November" office:value-type="string">
            <text:p>November</text:p>
          </table:table-cell>
          <table:table-cell office:value="24.0" office:value-type="float">
            <text:p>24.0</text:p>
          </table:table-cell>
          <table:table-cell office:string-value="Registration details: 1894/C/3162" office:value-type="string">
            <text:p>Registration details: 1894/C/3162</text:p>
          </table:table-cell>
          <table:table-cell office:string-value="https://www.archivessearch.qld.gov.au/api/download_file/DR86806" office:value-type="string">
            <text:p>https://www.archivessearch.qld.gov.au/api/download_file/DR86806</text:p>
          </table:table-cell>
          <table:table-cell office:string-value="https://www.archivessearch.qld.gov.au/items/ITM92277" office:value-type="string">
            <text:p>https://www.archivessearch.qld.gov.au/items/ITM92277</text:p>
          </table:table-cell>
          <table:table-cell office:string-value="https://www.archivessearch.qld.gov.au/items/ITM2732771" office:value-type="string">
            <text:p>https://www.archivessearch.qld.gov.au/items/ITM2732771</text:p>
          </table:table-cell>
          <table:table-cell office:string-value="diarrhoea and exhaustion" office:value-type="string">
            <text:p>diarrhoea and exhaus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228.0" office:value-type="float">
            <text:p>4228.0</text:p>
          </table:table-cell>
          <table:table-cell office:string-value="na" office:value-type="string">
            <text:p>na</text:p>
          </table:table-cell>
          <table:table-cell office:string-value="Forka" office:value-type="string">
            <text:p>Fork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outh Sea Islander" office:value-type="string">
            <text:p>South Sea Islander</text:p>
          </table:table-cell>
          <table:table-cell office:string-value="na" office:value-type="string">
            <text:p>na</text:p>
          </table:table-cell>
          <table:table-cell office:value="12.0" office:value-type="float">
            <text:p>12.0</text:p>
          </table:table-cell>
          <table:table-cell office:value="0.0" office:value-type="float">
            <text:p>0.0</text:p>
          </table:table-cell>
          <table:table-cell office:string-value="Bundaberg" office:value-type="string">
            <text:p>Bundaberg</text:p>
          </table:table-cell>
          <table:table-cell office:string-value="murder" office:value-type="string">
            <text:p>murder</text:p>
          </table:table-cell>
          <table:table-cell office:value="1900.0" office:value-type="float">
            <text:p>1900.0</text:p>
          </table:table-cell>
          <table:table-cell office:string-value="November" office:value-type="string">
            <text:p>November</text:p>
          </table:table-cell>
          <table:table-cell office:value="16.0" office:value-type="float">
            <text:p>16.0</text:p>
          </table:table-cell>
          <table:table-cell office:string-value="Registration details: 1900/C/3228" office:value-type="string">
            <text:p>Registration details: 1900/C/3228</text:p>
          </table:table-cell>
          <table:table-cell office:string-value="https://www.archivessearch.qld.gov.au/api/download_file/DR23440" office:value-type="string">
            <text:p>https://www.archivessearch.qld.gov.au/api/download_file/DR23440</text:p>
          </table:table-cell>
          <table:table-cell office:string-value="http://www.archivessearch.qld.gov.au/Search/Item92278" office:value-type="string">
            <text:p>http://www.archivessearch.qld.gov.au/Search/Item92278</text:p>
          </table:table-cell>
          <table:table-cell office:string-value="https://www.archivessearch.qld.gov.au/items/ITM2735702" office:value-type="string">
            <text:p>https://www.archivessearch.qld.gov.au/items/ITM2735702</text:p>
          </table:table-cell>
          <table:table-cell office:string-value="drowned at jetty" office:value-type="string">
            <text:p>drowned at jetty</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265.0" office:value-type="float">
            <text:p>4265.0</text:p>
          </table:table-cell>
          <table:table-cell office:string-value="Stapleton" office:value-type="string">
            <text:p>Stapleton</text:p>
          </table:table-cell>
          <table:table-cell office:string-value="Thomas" office:value-type="string">
            <text:p>Thomas</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6.0" office:value-type="float">
            <text:p>6.0</text:p>
          </table:table-cell>
          <table:table-cell office:value="0.0" office:value-type="float">
            <text:p>0.0</text:p>
          </table:table-cell>
          <table:table-cell office:string-value="Ipswich" office:value-type="string">
            <text:p>Ipswich</text:p>
          </table:table-cell>
          <table:table-cell office:string-value="cattle stealing" office:value-type="string">
            <text:p>cattle stealing</text:p>
          </table:table-cell>
          <table:table-cell office:value="1897.0" office:value-type="float">
            <text:p>1897.0</text:p>
          </table:table-cell>
          <table:table-cell office:string-value="April" office:value-type="string">
            <text:p>April</text:p>
          </table:table-cell>
          <table:table-cell office:value="16.0" office:value-type="float">
            <text:p>16.0</text:p>
          </table:table-cell>
          <table:table-cell office:string-value="Registration details: 1897/C/3017" office:value-type="string">
            <text:p>Registration details: 1897/C/3017</text:p>
          </table:table-cell>
          <table:table-cell office:string-value="https://www.archivessearch.qld.gov.au/api/download_file/DR23440" office:value-type="string">
            <text:p>https://www.archivessearch.qld.gov.au/api/download_file/DR23440</text:p>
          </table:table-cell>
          <table:table-cell office:string-value="http://www.archivessearch.qld.gov.au/Search/Item92278" office:value-type="string">
            <text:p>http://www.archivessearch.qld.gov.au/Search/Item92278</text:p>
          </table:table-cell>
          <table:table-cell office:string-value="https://www.archivessearch.qld.gov.au/items/ITM2733864" office:value-type="string">
            <text:p>https://www.archivessearch.qld.gov.au/items/ITM2733864</text:p>
          </table:table-cell>
          <table:table-cell office:string-value="typhoid and heart failure" office:value-type="string">
            <text:p>typhoid and heart failur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302.0" office:value-type="float">
            <text:p>4302.0</text:p>
          </table:table-cell>
          <table:table-cell office:string-value="Crown" office:value-type="string">
            <text:p>Crown</text:p>
          </table:table-cell>
          <table:table-cell office:string-value="Tim" office:value-type="string">
            <text:p>Tim</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Solomon Islander" office:value-type="string">
            <text:p>Solomon Islander</text:p>
          </table:table-cell>
          <table:table-cell office:string-value="na" office:value-type="string">
            <text:p>na</text:p>
          </table:table-cell>
          <table:table-cell office:value="5.0" office:value-type="float">
            <text:p>5.0</text:p>
          </table:table-cell>
          <table:table-cell office:value="0.0" office:value-type="float">
            <text:p>0.0</text:p>
          </table:table-cell>
          <table:table-cell office:string-value="na" office:value-type="string">
            <text:p>na</text:p>
          </table:table-cell>
          <table:table-cell office:string-value="wounding with intent to murder" office:value-type="string">
            <text:p>wounding with intent to murder</text:p>
          </table:table-cell>
          <table:table-cell office:value="1896.0" office:value-type="float">
            <text:p>1896.0</text:p>
          </table:table-cell>
          <table:table-cell office:string-value="September" office:value-type="string">
            <text:p>September</text:p>
          </table:table-cell>
          <table:table-cell office:value="20.0" office:value-type="float">
            <text:p>20.0</text:p>
          </table:table-cell>
          <table:table-cell office:string-value="Registration details: 1896/C/3148" office:value-type="string">
            <text:p>Registration details: 1896/C/3148</text:p>
          </table:table-cell>
          <table:table-cell office:string-value="https://www.archivessearch.qld.gov.au/api/download_file/DR23440" office:value-type="string">
            <text:p>https://www.archivessearch.qld.gov.au/api/download_file/DR23440</text:p>
          </table:table-cell>
          <table:table-cell office:string-value="https://www.archivessearch.qld.gov.au/items/ITM92278" office:value-type="string">
            <text:p>https://www.archivessearch.qld.gov.au/items/ITM92278</text:p>
          </table:table-cell>
          <table:table-cell office:string-value="https://www.archivessearch.qld.gov.au/items/ITM2733594" office:value-type="string">
            <text:p>https://www.archivessearch.qld.gov.au/items/ITM2733594</text:p>
          </table:table-cell>
          <table:table-cell office:string-value="typhoid fever" office:value-type="string">
            <text:p>typhoid fever</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382.0" office:value-type="float">
            <text:p>4382.0</text:p>
          </table:table-cell>
          <table:table-cell office:string-value="Longland" office:value-type="string">
            <text:p>Longland</text:p>
          </table:table-cell>
          <table:table-cell office:string-value="Jonathan" office:value-type="string">
            <text:p>Jonathan</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life commuted to" office:value-type="string">
            <text:p>life commuted to</text:p>
          </table:table-cell>
          <table:table-cell office:value="24.0" office:value-type="float">
            <text:p>24.0</text:p>
          </table:table-cell>
          <table:table-cell office:value="0.0" office:value-type="float">
            <text:p>0.0</text:p>
          </table:table-cell>
          <table:table-cell office:string-value="Brisbane" office:value-type="string">
            <text:p>Brisbane</text:p>
          </table:table-cell>
          <table:table-cell office:string-value="murder" office:value-type="string">
            <text:p>murder</text:p>
          </table:table-cell>
          <table:table-cell office:value="1904.0" office:value-type="float">
            <text:p>1904.0</text:p>
          </table:table-cell>
          <table:table-cell office:string-value="October" office:value-type="string">
            <text:p>October</text:p>
          </table:table-cell>
          <table:table-cell office:value="21.0" office:value-type="float">
            <text:p>21.0</text:p>
          </table:table-cell>
          <table:table-cell office:string-value="Registration details: 1904/C/2887" office:value-type="string">
            <text:p>Registration details: 1904/C/2887</text:p>
          </table:table-cell>
          <table:table-cell office:string-value="https://www.archivessearch.qld.gov.au/api/download_file/DR23440" office:value-type="string">
            <text:p>https://www.archivessearch.qld.gov.au/api/download_file/DR23440</text:p>
          </table:table-cell>
          <table:table-cell office:string-value="https://www.archivessearch.qld.gov.au/items/ITM92278" office:value-type="string">
            <text:p>https://www.archivessearch.qld.gov.au/items/ITM92278</text:p>
          </table:table-cell>
          <table:table-cell office:string-value="na" office:value-type="string">
            <text:p>na</text:p>
          </table:table-cell>
          <table:table-cell office:string-value="senile decay and exhaustion" office:value-type="string">
            <text:p>senile decay and exhaus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395.0" office:value-type="float">
            <text:p>4395.0</text:p>
          </table:table-cell>
          <table:table-cell office:string-value="Rickaby" office:value-type="string">
            <text:p>Rickaby</text:p>
          </table:table-cell>
          <table:table-cell office:string-value="Henry" office:value-type="string">
            <text:p>Henr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3.0" office:value-type="float">
            <text:p>3.0</text:p>
          </table:table-cell>
          <table:table-cell office:value="0.0" office:value-type="float">
            <text:p>0.0</text:p>
          </table:table-cell>
          <table:table-cell office:string-value="Maryborough" office:value-type="string">
            <text:p>Maryborough</text:p>
          </table:table-cell>
          <table:table-cell office:string-value="larceny" office:value-type="string">
            <text:p>larceny</text:p>
          </table:table-cell>
          <table:table-cell office:value="1897.0" office:value-type="float">
            <text:p>1897.0</text:p>
          </table:table-cell>
          <table:table-cell office:string-value="February" office:value-type="string">
            <text:p>February</text:p>
          </table:table-cell>
          <table:table-cell office:value="6.0" office:value-type="float">
            <text:p>6.0</text:p>
          </table:table-cell>
          <table:table-cell office:string-value="Registration details: 1897/C/2960" office:value-type="string">
            <text:p>Registration details: 1897/C/2960</text:p>
          </table:table-cell>
          <table:table-cell office:string-value="https://www.archivessearch.qld.gov.au/api/download_file/DR23440" office:value-type="string">
            <text:p>https://www.archivessearch.qld.gov.au/api/download_file/DR23440</text:p>
          </table:table-cell>
          <table:table-cell office:string-value="https://www.archivessearch.qld.gov.au/items/ITM92278" office:value-type="string">
            <text:p>https://www.archivessearch.qld.gov.au/items/ITM92278</text:p>
          </table:table-cell>
          <table:table-cell office:string-value="https://www.archivessearch.qld.gov.au/items/ITM2733765" office:value-type="string">
            <text:p>https://www.archivessearch.qld.gov.au/items/ITM2733765</text:p>
          </table:table-cell>
          <table:table-cell office:string-value="na" office:value-type="string">
            <text:p>na</text:p>
          </table:table-cell>
          <table:table-cell office:string-value="na" office:value-type="string">
            <text:p>na</text:p>
          </table:table-cell>
        </table:table-row>
        <table:table-row>
          <table:table-cell office:value="4440.0" office:value-type="float">
            <text:p>4440.0</text:p>
          </table:table-cell>
          <table:table-cell office:string-value="Mayall" office:value-type="string">
            <text:p>Mayall</text:p>
          </table:table-cell>
          <table:table-cell office:string-value="George" office:value-type="string">
            <text:p>George</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English" office:value-type="string">
            <text:p>English</text:p>
          </table:table-cell>
          <table:table-cell office:string-value="na" office:value-type="string">
            <text:p>na</text:p>
          </table:table-cell>
          <table:table-cell office:value="2.0" office:value-type="float">
            <text:p>2.0</text:p>
          </table:table-cell>
          <table:table-cell office:value="0.0" office:value-type="float">
            <text:p>0.0</text:p>
          </table:table-cell>
          <table:table-cell office:string-value="Rockhampton" office:value-type="string">
            <text:p>Rockhampton</text:p>
          </table:table-cell>
          <table:table-cell office:string-value="perjury" office:value-type="string">
            <text:p>perjury</text:p>
          </table:table-cell>
          <table:table-cell office:value="1897.0" office:value-type="float">
            <text:p>1897.0</text:p>
          </table:table-cell>
          <table:table-cell office:string-value="April" office:value-type="string">
            <text:p>April</text:p>
          </table:table-cell>
          <table:table-cell office:value="18.0" office:value-type="float">
            <text:p>18.0</text:p>
          </table:table-cell>
          <table:table-cell office:string-value="Registration details: 1897/C/3018" office:value-type="string">
            <text:p>Registration details: 1897/C/3018</text:p>
          </table:table-cell>
          <table:table-cell office:string-value="na" office:value-type="string">
            <text:p>na</text:p>
          </table:table-cell>
          <table:table-cell office:string-value="na" office:value-type="string">
            <text:p>na</text:p>
          </table:table-cell>
          <table:table-cell office:string-value="https://www.archivessearch.qld.gov.au/items/ITM2733865" office:value-type="string">
            <text:p>https://www.archivessearch.qld.gov.au/items/ITM2733865</text:p>
          </table:table-cell>
          <table:table-cell office:string-value="paralitic stroke" office:value-type="string">
            <text:p>paralitic strok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524.0" office:value-type="float">
            <text:p>4524.0</text:p>
          </table:table-cell>
          <table:table-cell office:string-value="na" office:value-type="string">
            <text:p>na</text:p>
          </table:table-cell>
          <table:table-cell office:string-value="Rahree" office:value-type="string">
            <text:p>Rahree</text:p>
          </table:table-cell>
          <table:table-cell office:string-value="na" office:value-type="string">
            <text:p>na</text:p>
          </table:table-cell>
          <table:table-cell office:string-value="Raree" office:value-type="string">
            <text:p>Raree</text:p>
          </table:table-cell>
          <table:table-cell office:string-value="na" office:value-type="string">
            <text:p>na</text:p>
          </table:table-cell>
          <table:table-cell office:string-value="na" office:value-type="string">
            <text:p>na</text:p>
          </table:table-cell>
          <table:table-cell office:string-value="South Sea Islander" office:value-type="string">
            <text:p>South Sea Islander</text:p>
          </table:table-cell>
          <table:table-cell office:string-value="na" office:value-type="string">
            <text:p>na</text:p>
          </table:table-cell>
          <table:table-cell office:value="0.0" office:value-type="float">
            <text:p>0.0</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value="1900.0" office:value-type="float">
            <text:p>1900.0</text:p>
          </table:table-cell>
          <table:table-cell office:string-value="na" office:value-type="string">
            <text:p>na</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https://www.archivessearch.qld.gov.au/items/ITM2735293" office:value-type="string">
            <text:p>https://www.archivessearch.qld.gov.au/items/ITM2735293</text:p>
          </table:table-cell>
          <table:table-cell office:string-value="na" office:value-type="string">
            <text:p>na</text:p>
          </table:table-cell>
          <table:table-cell office:string-value="na" office:value-type="string">
            <text:p>na</text:p>
          </table:table-cell>
        </table:table-row>
        <table:table-row>
          <table:table-cell office:value="4540.0" office:value-type="float">
            <text:p>4540.0</text:p>
          </table:table-cell>
          <table:table-cell office:string-value="na" office:value-type="string">
            <text:p>na</text:p>
          </table:table-cell>
          <table:table-cell office:string-value="Jimmy" office:value-type="string">
            <text:p>Jimm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boriginal" office:value-type="string">
            <text:p>Aboriginal</text:p>
          </table:table-cell>
          <table:table-cell office:string-value="na" office:value-type="string">
            <text:p>na</text:p>
          </table:table-cell>
          <table:table-cell office:value="0.0" office:value-type="float">
            <text:p>0.0</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value="1889.0" office:value-type="float">
            <text:p>1889.0</text:p>
          </table:table-cell>
          <table:table-cell office:string-value="June" office:value-type="string">
            <text:p>June</text:p>
          </table:table-cell>
          <table:table-cell office:value="5.0" office:value-type="float">
            <text:p>5.0</text:p>
          </table:table-cell>
          <table:table-cell office:string-value="Registration details: 1889/C/3403" office:value-type="string">
            <text:p>Registration details: 1889/C/3403</text:p>
          </table:table-cell>
          <table:table-cell office:string-value="na" office:value-type="string">
            <text:p>na</text:p>
          </table:table-cell>
          <table:table-cell office:string-value="na" office:value-type="string">
            <text:p>na</text:p>
          </table:table-cell>
          <table:table-cell office:string-value="https://www.archivessearch.qld.gov.au/items/ITM2730160" office:value-type="string">
            <text:p>https://www.archivessearch.qld.gov.au/items/ITM2730160</text:p>
          </table:table-cell>
          <table:table-cell office:string-value="na" office:value-type="string">
            <text:p>na</text:p>
          </table:table-cell>
          <table:table-cell office:string-value="na" office:value-type="string">
            <text:p>na</text:p>
          </table:table-cell>
        </table:table-row>
        <table:table-row>
          <table:table-cell office:value="4620.0" office:value-type="float">
            <text:p>4620.0</text:p>
          </table:table-cell>
          <table:table-cell office:string-value="Jamerson" office:value-type="string">
            <text:p>Jamerson</text:p>
          </table:table-cell>
          <table:table-cell office:string-value="William" office:value-type="string">
            <text:p>William</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American" office:value-type="string">
            <text:p>American</text:p>
          </table:table-cell>
          <table:table-cell office:string-value="na" office:value-type="string">
            <text:p>na</text:p>
          </table:table-cell>
          <table:table-cell office:value="0.0" office:value-type="float">
            <text:p>0.0</text:p>
          </table:table-cell>
          <table:table-cell office:value="6.0" office:value-type="float">
            <text:p>6.0</text:p>
          </table:table-cell>
          <table:table-cell office:string-value="na" office:value-type="string">
            <text:p>na</text:p>
          </table:table-cell>
          <table:table-cell office:string-value="larceny" office:value-type="string">
            <text:p>larceny</text:p>
          </table:table-cell>
          <table:table-cell office:value="1899.0" office:value-type="float">
            <text:p>1899.0</text:p>
          </table:table-cell>
          <table:table-cell office:string-value="March" office:value-type="string">
            <text:p>March</text:p>
          </table:table-cell>
          <table:table-cell office:value="18.0" office:value-type="float">
            <text:p>18.0</text:p>
          </table:table-cell>
          <table:table-cell office:string-value="Registration details: 1899/C/3446" office:value-type="string">
            <text:p>Registration details: 1899/C/3446</text:p>
          </table:table-cell>
          <table:table-cell office:string-value="na" office:value-type="string">
            <text:p>na</text:p>
          </table:table-cell>
          <table:table-cell office:string-value="na" office:value-type="string">
            <text:p>na</text:p>
          </table:table-cell>
          <table:table-cell office:string-value="https://www.archivessearch.qld.gov.au/items/ITM2734778" office:value-type="string">
            <text:p>https://www.archivessearch.qld.gov.au/items/ITM2734778</text:p>
          </table:table-cell>
          <table:table-cell office:string-value="hung himself from the door post in his cell with a belt or leather strap" office:value-type="string">
            <text:p>hung himself from the door post in his cell with a belt or leather strap</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685.0" office:value-type="float">
            <text:p>4685.0</text:p>
          </table:table-cell>
          <table:table-cell office:string-value="Collins" office:value-type="string">
            <text:p>Collins</text:p>
          </table:table-cell>
          <table:table-cell office:string-value="Edward" office:value-type="string">
            <text:p>Edward</text:p>
          </table:table-cell>
          <table:table-cell office:string-value="na" office:value-type="string">
            <text:p>na</text:p>
          </table:table-cell>
          <table:table-cell office:string-value="Smith" office:value-type="string">
            <text:p>Smith</text:p>
          </table:table-cell>
          <table:table-cell office:string-value="Henry" office:value-type="string">
            <text:p>Henry</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value="0.0" office:value-type="float">
            <text:p>0.0</text:p>
          </table:table-cell>
          <table:table-cell office:value="0.0" office:value-type="float">
            <text:p>0.0</text:p>
          </table:table-cell>
          <table:table-cell office:string-value="na" office:value-type="string">
            <text:p>na</text:p>
          </table:table-cell>
          <table:table-cell office:string-value="na" office:value-type="string">
            <text:p>na</text:p>
          </table:table-cell>
          <table:table-cell office:value="1899.0" office:value-type="float">
            <text:p>1899.0</text:p>
          </table:table-cell>
          <table:table-cell office:string-value="November" office:value-type="string">
            <text:p>November</text:p>
          </table:table-cell>
          <table:table-cell office:value="11.0" office:value-type="float">
            <text:p>11.0</text:p>
          </table:table-cell>
          <table:table-cell office:string-value="Registration details: 1899/C/3595" office:value-type="string">
            <text:p>Registration details: 1899/C/3595</text:p>
          </table:table-cell>
          <table:table-cell office:string-value="na" office:value-type="string">
            <text:p>na</text:p>
          </table:table-cell>
          <table:table-cell office:string-value="na" office:value-type="string">
            <text:p>na</text:p>
          </table:table-cell>
          <table:table-cell office:string-value="https://www.archivessearch.qld.gov.au/items/ITM2735171" office:value-type="string">
            <text:p>https://www.archivessearch.qld.gov.au/items/ITM2735171</text:p>
          </table:table-cell>
          <table:table-cell office:string-value="pleuro pneumonia and exhaustion" office:value-type="string">
            <text:p>pleuro pneumonia and exhaustion</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row>
          <table:table-cell office:value="4722.0" office:value-type="float">
            <text:p>4722.0</text:p>
          </table:table-cell>
          <table:table-cell office:string-value="Muller" office:value-type="string">
            <text:p>Muller</text:p>
          </table:table-cell>
          <table:table-cell office:string-value="Harry" office:value-type="string">
            <text:p>Harry</text:p>
          </table:table-cell>
          <table:table-cell office:string-value="na" office:value-type="string">
            <text:p>na</text:p>
          </table:table-cell>
          <table:table-cell office:string-value="Millett" office:value-type="string">
            <text:p>Millett</text:p>
          </table:table-cell>
          <table:table-cell office:string-value="Henri" office:value-type="string">
            <text:p>Henri</text:p>
          </table:table-cell>
          <table:table-cell office:string-value="Miller" office:value-type="string">
            <text:p>Miller</text:p>
          </table:table-cell>
          <table:table-cell office:string-value="born at sea" office:value-type="string">
            <text:p>born at sea</text:p>
          </table:table-cell>
          <table:table-cell office:string-value="na" office:value-type="string">
            <text:p>na</text:p>
          </table:table-cell>
          <table:table-cell office:value="2.0" office:value-type="float">
            <text:p>2.0</text:p>
          </table:table-cell>
          <table:table-cell office:value="0.0" office:value-type="float">
            <text:p>0.0</text:p>
          </table:table-cell>
          <table:table-cell office:string-value="na" office:value-type="string">
            <text:p>na</text:p>
          </table:table-cell>
          <table:table-cell office:string-value="larceny" office:value-type="string">
            <text:p>larceny</text:p>
          </table:table-cell>
          <table:table-cell office:value="1901.0" office:value-type="float">
            <text:p>1901.0</text:p>
          </table:table-cell>
          <table:table-cell office:string-value="June" office:value-type="string">
            <text:p>June</text:p>
          </table:table-cell>
          <table:table-cell office:value="27.0" office:value-type="float">
            <text:p>27.0</text:p>
          </table:table-cell>
          <table:table-cell office:string-value="na" office:value-type="string">
            <text:p>na</text:p>
          </table:table-cell>
          <table:table-cell office:string-value="na" office:value-type="string">
            <text:p>na</text:p>
          </table:table-cell>
          <table:table-cell office:string-value="na" office:value-type="string">
            <text:p>na</text:p>
          </table:table-cell>
          <table:table-cell office:string-value="https://www.archivessearch.qld.gov.au/items/ITM2736026" office:value-type="string">
            <text:p>https://www.archivessearch.qld.gov.au/items/ITM2736026</text:p>
          </table:table-cell>
          <table:table-cell office:string-value="brights disease and heart failure" office:value-type="string">
            <text:p>brights disease and heart failure</text:p>
          </table:table-cell>
          <table:table-cell office:string-value="https://billiongraves.com/cemetery/St-Helena-Penal-Establishment-Prisoners-Cemetery/294279." office:value-type="string">
            <text:p>https://billiongraves.com/cemetery/St-Helena-Penal-Establishment-Prisoners-Cemetery/294279.</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2-11-23T16:16:09</dc:date>
    <meta:editing-cycles>2</meta:editing-cycles>
    <meta:editing-duration>PT1.001S</meta:editing-duration>
    <meta:creation-date>2022-11-23T16:16:08</meta:creation-date>
  </office:meta>
</office:document-meta>
</file>